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50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50%" style:writing-mode="lr-tb"/>
    </style:style>
    <style:style style:name="P4" style:family="paragraph" style:parent-style-name="Standard">
      <style:paragraph-properties fo:break-before="auto" fo:line-height="150%" style:writing-mode="lr-tb"/>
    </style:style>
    <style:style style:name="P5" style:family="paragraph" style:parent-style-name="Standard">
      <style:paragraph-properties fo:break-before="auto" fo:line-height="150%" style:writing-mode="lr-tb"/>
    </style:style>
    <style:style style:name="T5_1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5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P7" style:family="paragraph" style:parent-style-name="Standard">
      <style:paragraph-properties fo:break-before="auto" fo:line-height="150%" style:writing-mode="lr-tb"/>
    </style:style>
    <style:style style:name="P8" style:family="paragraph" style:parent-style-name="Standard">
      <style:paragraph-properties fo:break-before="auto" fo:line-height="150%" style:writing-mode="lr-tb"/>
    </style:style>
    <style:style style:name="T8_1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50%" style:writing-mode="lr-tb"/>
    </style:style>
    <style:style style:name="T9_1" style:family="text">
      <style:text-properties style:text-underline-style="solid" style:text-underline-color="font-color"/>
    </style:style>
    <style:style style:name="T9_2" style:family="text">
      <style:text-properties style:text-underline-style="solid" style:text-underline-color="font-color"/>
    </style:style>
    <style:style style:name="T9_3" style:family="text">
      <style:text-properties style:text-underline-style="solid" style:text-underline-color="font-color"/>
    </style:style>
    <style:style style:name="T9_4" style:family="text">
      <style:text-properties style:text-underline-style="solid" style:text-underline-color="font-color"/>
    </style:style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P10" style:family="paragraph" style:parent-style-name="Standard">
      <style:paragraph-properties fo:break-before="auto" fo:line-height="150%" style:writing-mode="lr-tb"/>
    </style:style>
    <style:style style:name="P11" style:family="paragraph" style:parent-style-name="Standard">
      <style:paragraph-properties fo:break-before="auto" fo:line-height="150%" style:writing-mode="lr-tb"/>
    </style:style>
    <style:style style:name="T11_1" style:family="text">
      <style:text-properties style:text-underline-style="solid" style:text-underline-color="font-color"/>
    </style:style>
    <style:style style:name="T11_2" style:family="text">
      <style:text-properties style:text-underline-style="solid" style:text-underline-color="font-color"/>
    </style:style>
    <style:style style:name="T11_3" style:family="text">
      <style:text-properties style:text-underline-style="solid" style:text-underline-color="font-color"/>
    </style:style>
    <style:style style:name="T11_4" style:family="text">
      <style:text-properties style:text-underline-style="solid" style:text-underline-color="font-color"/>
    </style:style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P12" style:family="paragraph" style:parent-style-name="Standard">
      <style:paragraph-properties fo:break-before="auto" fo:line-height="15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P13" style:family="paragraph" style:parent-style-name="Standard">
      <style:paragraph-properties fo:break-before="auto" fo:line-height="150%" style:writing-mode="lr-tb"/>
    </style:style>
    <style:style style:name="P14" style:family="paragraph" style:parent-style-name="Standard">
      <style:paragraph-properties fo:break-before="auto" fo:line-height="150%" style:writing-mode="lr-tb"/>
    </style:style>
    <style:style style:name="P15" style:family="paragraph" style:parent-style-name="Standard">
      <style:paragraph-properties fo:break-before="auto" fo:line-height="150%" style:writing-mode="lr-tb"/>
    </style:style>
    <style:style style:name="P16" style:family="paragraph" style:parent-style-name="Standard">
      <style:paragraph-properties fo:break-before="auto" fo:line-height="150%" style:writing-mode="lr-tb"/>
    </style:style>
    <style:style style:name="P17" style:family="paragraph" style:parent-style-name="Standard">
      <style:paragraph-properties fo:break-before="auto" fo:line-height="150%" style:writing-mode="lr-tb"/>
    </style:style>
    <style:style style:name="P18" style:family="paragraph" style:parent-style-name="Standard">
      <style:paragraph-properties fo:break-before="auto" fo:line-height="150%" style:writing-mode="lr-tb"/>
    </style:style>
    <style:style style:name="P19" style:family="paragraph" style:parent-style-name="Standard">
      <style:paragraph-properties fo:break-before="auto" fo:line-height="150%" style:writing-mode="lr-tb"/>
    </style:style>
    <style:style style:name="P20" style:family="paragraph" style:parent-style-name="Standard">
      <style:paragraph-properties fo:break-before="auto" fo:line-height="150%" style:writing-mode="lr-tb"/>
    </style:style>
    <style:style style:name="P21" style:family="paragraph" style:parent-style-name="Standard">
      <style:paragraph-properties fo:break-before="auto" fo:line-height="150%" style:writing-mode="lr-tb"/>
    </style:style>
    <style:style style:name="P22" style:family="paragraph" style:parent-style-name="Standard">
      <style:paragraph-properties fo:break-before="auto" fo:line-height="150%" style:writing-mode="lr-tb"/>
    </style:style>
    <style:style style:name="P23" style:family="paragraph" style:parent-style-name="Standard">
      <style:paragraph-properties fo:break-before="auto" fo:line-height="150%" style:writing-mode="lr-tb"/>
    </style:style>
    <style:style style:name="T23_1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50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P25" style:family="paragraph" style:parent-style-name="Standard">
      <style:paragraph-properties fo:break-before="auto" fo:line-height="15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  <style:style style:name="T25_195" style:family="text"/>
    <style:style style:name="T25_196" style:family="text"/>
    <style:style style:name="T25_197" style:family="text"/>
    <style:style style:name="T25_198" style:family="text"/>
    <style:style style:name="T25_199" style:family="text"/>
    <style:style style:name="T25_200" style:family="text"/>
    <style:style style:name="T25_201" style:family="text"/>
    <style:style style:name="T25_202" style:family="text"/>
    <style:style style:name="T25_203" style:family="text"/>
    <style:style style:name="T25_204" style:family="text"/>
    <style:style style:name="T25_205" style:family="text"/>
    <style:style style:name="T25_206" style:family="text"/>
    <style:style style:name="T25_207" style:family="text"/>
    <style:style style:name="T25_208" style:family="text"/>
    <style:style style:name="T25_209" style:family="text"/>
    <style:style style:name="T25_210" style:family="text"/>
    <style:style style:name="T25_211" style:family="text"/>
    <style:style style:name="P26" style:family="paragraph" style:parent-style-name="Standard">
      <style:paragraph-properties fo:break-before="auto" fo:line-height="150%" style:writing-mode="lr-tb"/>
    </style:style>
    <style:style style:name="P27" style:family="paragraph" style:parent-style-name="Standard">
      <style:paragraph-properties fo:break-before="auto" fo:line-height="150%" style:writing-mode="lr-tb"/>
    </style:style>
    <style:style style:name="T27_1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50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T28_217" style:family="text"/>
    <style:style style:name="T28_218" style:family="text"/>
    <style:style style:name="T28_219" style:family="text"/>
    <style:style style:name="T28_220" style:family="text"/>
    <style:style style:name="T28_221" style:family="text"/>
    <style:style style:name="T28_222" style:family="text"/>
    <style:style style:name="T28_223" style:family="text"/>
    <style:style style:name="T28_224" style:family="text"/>
    <style:style style:name="T28_225" style:family="text"/>
    <style:style style:name="T28_226" style:family="text"/>
    <style:style style:name="T28_227" style:family="text"/>
    <style:style style:name="T28_228" style:family="text"/>
    <style:style style:name="T28_229" style:family="text"/>
    <style:style style:name="T28_230" style:family="text"/>
    <style:style style:name="T28_231" style:family="text"/>
    <style:style style:name="T28_232" style:family="text"/>
    <style:style style:name="T28_233" style:family="text"/>
    <style:style style:name="T28_234" style:family="text"/>
    <style:style style:name="T28_235" style:family="text"/>
    <style:style style:name="T28_236" style:family="text"/>
    <style:style style:name="T28_237" style:family="text"/>
    <style:style style:name="T28_238" style:family="text"/>
    <style:style style:name="T28_239" style:family="text"/>
    <style:style style:name="T28_240" style:family="text"/>
    <style:style style:name="T28_241" style:family="text"/>
    <style:style style:name="T28_242" style:family="text"/>
    <style:style style:name="T28_243" style:family="text"/>
    <style:style style:name="T28_244" style:family="text"/>
    <style:style style:name="T28_245" style:family="text"/>
    <style:style style:name="T28_246" style:family="text"/>
    <style:style style:name="T28_247" style:family="text"/>
    <style:style style:name="T28_248" style:family="text"/>
    <style:style style:name="T28_249" style:family="text"/>
    <style:style style:name="T28_250" style:family="text"/>
    <style:style style:name="T28_251" style:family="text"/>
    <style:style style:name="T28_252" style:family="text"/>
    <style:style style:name="T28_253" style:family="text"/>
    <style:style style:name="T28_254" style:family="text"/>
    <style:style style:name="T28_255" style:family="text"/>
    <style:style style:name="T28_256" style:family="text"/>
    <style:style style:name="T28_257" style:family="text"/>
    <style:style style:name="T28_258" style:family="text"/>
    <style:style style:name="T28_259" style:family="text"/>
    <style:style style:name="T28_260" style:family="text"/>
    <style:style style:name="T28_261" style:family="text"/>
    <style:style style:name="T28_262" style:family="text"/>
    <style:style style:name="T28_263" style:family="text"/>
    <style:style style:name="T28_264" style:family="text"/>
    <style:style style:name="T28_265" style:family="text"/>
    <style:style style:name="T28_266" style:family="text"/>
    <style:style style:name="T28_267" style:family="text"/>
    <style:style style:name="T28_268" style:family="text"/>
    <style:style style:name="T28_269" style:family="text"/>
    <style:style style:name="T28_270" style:family="text"/>
    <style:style style:name="T28_271" style:family="text"/>
    <style:style style:name="T28_272" style:family="text"/>
    <style:style style:name="T28_273" style:family="text"/>
    <style:style style:name="T28_274" style:family="text"/>
    <style:style style:name="T28_275" style:family="text"/>
    <style:style style:name="T28_276" style:family="text"/>
    <style:style style:name="T28_277" style:family="text"/>
    <style:style style:name="T28_278" style:family="text"/>
    <style:style style:name="T28_279" style:family="text"/>
    <style:style style:name="T28_280" style:family="text"/>
    <style:style style:name="T28_281" style:family="text"/>
    <style:style style:name="T28_282" style:family="text"/>
    <style:style style:name="T28_283" style:family="text"/>
    <style:style style:name="T28_284" style:family="text"/>
    <style:style style:name="T28_285" style:family="text"/>
    <style:style style:name="T28_286" style:family="text"/>
    <style:style style:name="T28_287" style:family="text"/>
    <style:style style:name="T28_288" style:family="text"/>
    <style:style style:name="T28_289" style:family="text"/>
    <style:style style:name="T28_290" style:family="text"/>
    <style:style style:name="T28_291" style:family="text"/>
    <style:style style:name="T28_292" style:family="text"/>
    <style:style style:name="T28_293" style:family="text"/>
    <style:style style:name="T28_294" style:family="text"/>
    <style:style style:name="T28_295" style:family="text"/>
    <style:style style:name="T28_296" style:family="text"/>
    <style:style style:name="T28_297" style:family="text"/>
    <style:style style:name="T28_298" style:family="text"/>
    <style:style style:name="T28_299" style:family="text"/>
    <style:style style:name="T28_300" style:family="text"/>
    <style:style style:name="T28_301" style:family="text"/>
    <style:style style:name="T28_302" style:family="text"/>
    <style:style style:name="T28_303" style:family="text"/>
    <style:style style:name="T28_304" style:family="text"/>
    <style:style style:name="T28_305" style:family="text"/>
    <style:style style:name="T28_306" style:family="text"/>
    <style:style style:name="T28_307" style:family="text"/>
    <style:style style:name="T28_308" style:family="text"/>
    <style:style style:name="T28_309" style:family="text"/>
    <style:style style:name="T28_310" style:family="text"/>
    <style:style style:name="T28_311" style:family="text"/>
    <style:style style:name="T28_312" style:family="text"/>
    <style:style style:name="T28_313" style:family="text"/>
    <style:style style:name="T28_314" style:family="text"/>
    <style:style style:name="T28_315" style:family="text"/>
    <style:style style:name="T28_316" style:family="text"/>
    <style:style style:name="T28_317" style:family="text"/>
    <style:style style:name="T28_318" style:family="text"/>
    <style:style style:name="T28_319" style:family="text"/>
    <style:style style:name="T28_320" style:family="text"/>
    <style:style style:name="T28_321" style:family="text"/>
    <style:style style:name="T28_322" style:family="text"/>
    <style:style style:name="T28_323" style:family="text"/>
    <style:style style:name="T28_324" style:family="text"/>
    <style:style style:name="T28_325" style:family="text"/>
    <style:style style:name="T28_326" style:family="text"/>
    <style:style style:name="T28_327" style:family="text"/>
    <style:style style:name="T28_328" style:family="text"/>
    <style:style style:name="T28_329" style:family="text"/>
    <style:style style:name="T28_330" style:family="text"/>
    <style:style style:name="T28_331" style:family="text"/>
    <style:style style:name="T28_332" style:family="text"/>
    <style:style style:name="T28_333" style:family="text"/>
    <style:style style:name="T28_334" style:family="text"/>
    <style:style style:name="T28_335" style:family="text"/>
    <style:style style:name="T28_336" style:family="text"/>
    <style:style style:name="T28_337" style:family="text"/>
    <style:style style:name="T28_338" style:family="text"/>
    <style:style style:name="T28_339" style:family="text"/>
    <style:style style:name="T28_340" style:family="text"/>
    <style:style style:name="T28_341" style:family="text"/>
    <style:style style:name="T28_342" style:family="text"/>
    <style:style style:name="T28_343" style:family="text"/>
    <style:style style:name="T28_344" style:family="text"/>
    <style:style style:name="T28_345" style:family="text"/>
    <style:style style:name="T28_346" style:family="text"/>
    <style:style style:name="T28_347" style:family="text"/>
    <style:style style:name="T28_348" style:family="text"/>
    <style:style style:name="T28_349" style:family="text"/>
    <style:style style:name="T28_350" style:family="text"/>
    <style:style style:name="T28_351" style:family="text"/>
    <style:style style:name="T28_352" style:family="text"/>
    <style:style style:name="T28_353" style:family="text"/>
    <style:style style:name="T28_354" style:family="text"/>
    <style:style style:name="T28_355" style:family="text"/>
    <style:style style:name="T28_356" style:family="text"/>
    <style:style style:name="T28_357" style:family="text"/>
    <style:style style:name="T28_358" style:family="text"/>
    <style:style style:name="T28_359" style:family="text"/>
    <style:style style:name="T28_360" style:family="text"/>
    <style:style style:name="T28_361" style:family="text"/>
    <style:style style:name="T28_362" style:family="text"/>
    <style:style style:name="T28_363" style:family="text"/>
    <style:style style:name="T28_364" style:family="text"/>
    <style:style style:name="T28_365" style:family="text"/>
    <style:style style:name="T28_366" style:family="text"/>
    <style:style style:name="T28_367" style:family="text"/>
    <style:style style:name="T28_368" style:family="text"/>
    <style:style style:name="T28_369" style:family="text"/>
    <style:style style:name="T28_370" style:family="text"/>
    <style:style style:name="T28_371" style:family="text"/>
    <style:style style:name="T28_372" style:family="text"/>
    <style:style style:name="T28_373" style:family="text"/>
    <style:style style:name="T28_374" style:family="text"/>
    <style:style style:name="T28_375" style:family="text"/>
    <style:style style:name="T28_376" style:family="text"/>
    <style:style style:name="T28_377" style:family="text"/>
    <style:style style:name="T28_378" style:family="text"/>
    <style:style style:name="T28_379" style:family="text"/>
    <style:style style:name="T28_380" style:family="text"/>
    <style:style style:name="T28_381" style:family="text"/>
    <style:style style:name="T28_382" style:family="text"/>
    <style:style style:name="T28_383" style:family="text"/>
    <style:style style:name="T28_384" style:family="text"/>
    <style:style style:name="T28_385" style:family="text"/>
    <style:style style:name="T28_386" style:family="text"/>
    <style:style style:name="T28_387" style:family="text"/>
    <style:style style:name="T28_388" style:family="text"/>
    <style:style style:name="T28_389" style:family="text"/>
    <style:style style:name="T28_390" style:family="text"/>
    <style:style style:name="T28_391" style:family="text"/>
    <style:style style:name="T28_392" style:family="text"/>
    <style:style style:name="T28_393" style:family="text"/>
    <style:style style:name="T28_394" style:family="text"/>
    <style:style style:name="T28_395" style:family="text"/>
    <style:style style:name="T28_396" style:family="text"/>
    <style:style style:name="T28_397" style:family="text"/>
    <style:style style:name="T28_398" style:family="text"/>
    <style:style style:name="T28_399" style:family="text"/>
    <style:style style:name="T28_400" style:family="text"/>
    <style:style style:name="T28_401" style:family="text"/>
    <style:style style:name="T28_402" style:family="text"/>
    <style:style style:name="T28_403" style:family="text"/>
    <style:style style:name="T28_404" style:family="text"/>
    <style:style style:name="T28_405" style:family="text"/>
    <style:style style:name="T28_406" style:family="text"/>
    <style:style style:name="T28_407" style:family="text"/>
    <style:style style:name="T28_408" style:family="text"/>
    <style:style style:name="T28_409" style:family="text"/>
    <style:style style:name="T28_410" style:family="text"/>
    <style:style style:name="T28_411" style:family="text"/>
    <style:style style:name="T28_412" style:family="text"/>
    <style:style style:name="T28_413" style:family="text"/>
    <style:style style:name="T28_414" style:family="text"/>
    <style:style style:name="T28_415" style:family="text"/>
    <style:style style:name="T28_416" style:family="text"/>
    <style:style style:name="T28_417" style:family="text"/>
    <style:style style:name="T28_418" style:family="text"/>
    <style:style style:name="T28_419" style:family="text"/>
    <style:style style:name="T28_420" style:family="text"/>
    <style:style style:name="T28_421" style:family="text"/>
    <style:style style:name="T28_422" style:family="text"/>
    <style:style style:name="T28_423" style:family="text"/>
    <style:style style:name="T28_424" style:family="text"/>
    <style:style style:name="T28_425" style:family="text"/>
    <style:style style:name="T28_426" style:family="text"/>
    <style:style style:name="T28_427" style:family="text"/>
    <style:style style:name="T28_428" style:family="text"/>
    <style:style style:name="T28_429" style:family="text"/>
    <style:style style:name="T28_430" style:family="text"/>
    <style:style style:name="T28_431" style:family="text"/>
    <style:style style:name="T28_432" style:family="text"/>
    <style:style style:name="T28_433" style:family="text"/>
    <style:style style:name="T28_434" style:family="text"/>
    <style:style style:name="T28_435" style:family="text"/>
    <style:style style:name="T28_436" style:family="text"/>
    <style:style style:name="T28_437" style:family="text"/>
    <style:style style:name="T28_438" style:family="text"/>
    <style:style style:name="T28_439" style:family="text"/>
    <style:style style:name="T28_440" style:family="text"/>
    <style:style style:name="T28_441" style:family="text"/>
    <style:style style:name="T28_442" style:family="text"/>
    <style:style style:name="T28_443" style:family="text"/>
    <style:style style:name="T28_444" style:family="text"/>
    <style:style style:name="T28_445" style:family="text"/>
    <style:style style:name="T28_446" style:family="text"/>
    <style:style style:name="T28_447" style:family="text"/>
    <style:style style:name="T28_448" style:family="text"/>
    <style:style style:name="T28_449" style:family="text"/>
    <style:style style:name="T28_450" style:family="text"/>
    <style:style style:name="T28_451" style:family="text"/>
    <style:style style:name="T28_452" style:family="text"/>
    <style:style style:name="T28_453" style:family="text"/>
    <style:style style:name="T28_454" style:family="text"/>
    <style:style style:name="T28_455" style:family="text"/>
    <style:style style:name="T28_456" style:family="text"/>
    <style:style style:name="T28_457" style:family="text"/>
    <style:style style:name="T28_458" style:family="text"/>
    <style:style style:name="T28_459" style:family="text"/>
    <style:style style:name="T28_460" style:family="text"/>
    <style:style style:name="T28_461" style:family="text"/>
    <style:style style:name="T28_462" style:family="text"/>
    <style:style style:name="T28_463" style:family="text"/>
    <style:style style:name="T28_464" style:family="text"/>
    <style:style style:name="T28_465" style:family="text"/>
    <style:style style:name="T28_466" style:family="text"/>
    <style:style style:name="T28_467" style:family="text"/>
    <style:style style:name="T28_468" style:family="text"/>
    <style:style style:name="T28_469" style:family="text"/>
    <style:style style:name="T28_470" style:family="text"/>
    <style:style style:name="T28_471" style:family="text"/>
    <style:style style:name="T28_472" style:family="text"/>
    <style:style style:name="T28_473" style:family="text"/>
    <style:style style:name="T28_474" style:family="text"/>
    <style:style style:name="T28_475" style:family="text"/>
    <style:style style:name="T28_476" style:family="text"/>
    <style:style style:name="T28_477" style:family="text"/>
    <style:style style:name="T28_478" style:family="text"/>
    <style:style style:name="T28_479" style:family="text"/>
    <style:style style:name="T28_480" style:family="text"/>
    <style:style style:name="T28_481" style:family="text"/>
    <style:style style:name="T28_482" style:family="text"/>
    <style:style style:name="T28_483" style:family="text"/>
    <style:style style:name="T28_484" style:family="text"/>
    <style:style style:name="T28_485" style:family="text"/>
    <style:style style:name="T28_486" style:family="text"/>
    <style:style style:name="T28_487" style:family="text"/>
    <style:style style:name="T28_488" style:family="text"/>
    <style:style style:name="T28_489" style:family="text"/>
    <style:style style:name="T28_490" style:family="text"/>
    <style:style style:name="T28_491" style:family="text"/>
    <style:style style:name="T28_492" style:family="text"/>
    <style:style style:name="T28_493" style:family="text"/>
    <style:style style:name="T28_494" style:family="text"/>
    <style:style style:name="T28_495" style:family="text"/>
    <style:style style:name="T28_496" style:family="text"/>
    <style:style style:name="T28_497" style:family="text"/>
    <style:style style:name="T28_498" style:family="text"/>
    <style:style style:name="T28_499" style:family="text"/>
    <style:style style:name="T28_500" style:family="text"/>
    <style:style style:name="T28_501" style:family="text"/>
    <style:style style:name="T28_502" style:family="text"/>
    <style:style style:name="T28_503" style:family="text"/>
    <style:style style:name="T28_504" style:family="text"/>
    <style:style style:name="T28_505" style:family="text"/>
    <style:style style:name="T28_506" style:family="text"/>
    <style:style style:name="T28_507" style:family="text"/>
    <style:style style:name="T28_508" style:family="text"/>
    <style:style style:name="T28_509" style:family="text"/>
    <style:style style:name="T28_510" style:family="text"/>
    <style:style style:name="T28_511" style:family="text"/>
    <style:style style:name="T28_512" style:family="text"/>
    <style:style style:name="T28_513" style:family="text"/>
    <style:style style:name="T28_514" style:family="text"/>
    <style:style style:name="T28_515" style:family="text"/>
    <style:style style:name="T28_516" style:family="text"/>
    <style:style style:name="T28_517" style:family="text"/>
    <style:style style:name="T28_518" style:family="text"/>
    <style:style style:name="T28_519" style:family="text"/>
    <style:style style:name="T28_520" style:family="text"/>
    <style:style style:name="T28_521" style:family="text"/>
    <style:style style:name="T28_522" style:family="text"/>
    <style:style style:name="T28_523" style:family="text"/>
    <style:style style:name="T28_524" style:family="text"/>
    <style:style style:name="T28_525" style:family="text"/>
    <style:style style:name="T28_526" style:family="text"/>
    <style:style style:name="T28_527" style:family="text"/>
    <style:style style:name="T28_528" style:family="text"/>
    <style:style style:name="T28_529" style:family="text"/>
    <style:style style:name="T28_530" style:family="text"/>
    <style:style style:name="T28_531" style:family="text"/>
    <style:style style:name="T28_532" style:family="text"/>
    <style:style style:name="T28_533" style:family="text"/>
    <style:style style:name="T28_534" style:family="text"/>
    <style:style style:name="T28_535" style:family="text"/>
    <style:style style:name="T28_536" style:family="text"/>
    <style:style style:name="T28_537" style:family="text"/>
    <style:style style:name="T28_538" style:family="text"/>
    <style:style style:name="T28_539" style:family="text"/>
    <style:style style:name="P29" style:family="paragraph" style:parent-style-name="Standard">
      <style:paragraph-properties fo:break-before="auto" fo:line-height="150%" style:writing-mode="lr-tb"/>
    </style:style>
    <style:style style:name="P30" style:family="paragraph" style:parent-style-name="Standard">
      <style:paragraph-properties fo:break-before="auto" fo:line-height="150%" style:writing-mode="lr-tb"/>
    </style:style>
    <style:style style:name="T30_1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50%" style:writing-mode="lr-tb"/>
    </style:style>
    <style:style style:name="P60" style:family="paragraph" style:parent-style-name="Standard">
      <style:paragraph-properties fo:break-before="auto" fo:line-height="150%" style:writing-mode="lr-tb"/>
    </style:style>
    <style:style style:name="P61" style:family="paragraph" style:parent-style-name="Standard">
      <style:paragraph-properties fo:break-before="auto" fo:line-height="150%" style:writing-mode="lr-tb"/>
    </style:style>
    <style:style style:name="P62" style:family="paragraph" style:parent-style-name="Standard">
      <style:paragraph-properties fo:break-before="auto" fo:line-height="150%" style:writing-mode="lr-tb"/>
    </style:style>
    <style:style style:name="P63" style:family="paragraph" style:parent-style-name="Standard">
      <style:paragraph-properties fo:break-before="auto" fo:line-height="150%" style:writing-mode="lr-tb"/>
    </style:style>
    <style:style style:name="P64" style:family="paragraph" style:parent-style-name="Standard">
      <style:paragraph-properties fo:break-before="auto" fo:line-height="150%" style:writing-mode="lr-tb"/>
    </style:style>
    <style:style style:name="P65" style:family="paragraph" style:parent-style-name="Standard">
      <style:paragraph-properties fo:break-before="auto" fo:line-height="150%" style:writing-mode="lr-tb"/>
    </style:style>
    <style:style style:name="T65_1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text-indent="1.27cm" fo:line-height="150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P67" style:family="paragraph" style:parent-style-name="Standard">
      <style:paragraph-properties fo:break-before="auto" fo:line-height="150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line-height="115%" fo:margin-lef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P75" style:family="paragraph" style:parent-style-name="Standard">
      <style:paragraph-properties fo:break-before="auto" fo:text-indent="0cm" fo:line-height="115%" fo:margin-left="0cm" style:writing-mode="lr-tb"/>
    </style:style>
    <style:style style:name="P76" style:family="paragraph" style:parent-style-name="Standard">
      <style:paragraph-properties fo:break-before="auto" fo:text-indent="0cm" fo:line-height="115%" fo:margin-lef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P79" style:family="paragraph" style:parent-style-name="Standard">
      <style:paragraph-properties fo:break-before="auto" fo:text-indent="0cm" fo:line-height="115%" fo:margin-left="0cm" style:writing-mode="lr-tb"/>
    </style:style>
    <style:style style:name="P80" style:family="paragraph" style:parent-style-name="Standard">
      <style:paragraph-properties fo:break-before="auto" fo:text-indent="0cm" fo:line-height="115%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P82" style:family="paragraph" style:parent-style-name="Standard">
      <style:paragraph-properties fo:break-before="auto" fo:text-indent="0cm" fo:line-height="115%" fo:margin-left="0cm" style:writing-mode="lr-tb"/>
    </style:style>
    <style:style style:name="P83" style:family="paragraph" style:parent-style-name="Standard">
      <style:paragraph-properties fo:break-before="auto" fo:text-indent="0cm" fo:line-height="115%" fo:margin-lef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P86" style:family="paragraph" style:parent-style-name="Standard">
      <style:paragraph-properties fo:break-before="auto" fo:text-indent="0cm" fo:line-height="115%" fo:margin-left="0cm" style:writing-mode="lr-tb"/>
    </style:style>
    <style:style style:name="P87" style:family="paragraph" style:parent-style-name="Standard">
      <style:paragraph-properties fo:break-before="auto" fo:text-indent="0cm" fo:line-height="200%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P88" style:family="paragraph" style:parent-style-name="Standard">
      <style:paragraph-properties fo:break-before="auto" fo:text-indent="0cm" fo:line-height="200%" fo:margin-left="0cm" style:writing-mode="lr-tb"/>
    </style:style>
    <style:style style:name="P89" style:family="paragraph" style:parent-style-name="Standard">
      <style:paragraph-properties fo:break-before="auto" fo:text-indent="0cm" fo:line-height="200%" fo:margin-left="0cm" style:writing-mode="lr-tb"/>
    </style:style>
    <style:style style:name="P90" style:family="paragraph" style:parent-style-name="Standard">
      <style:paragraph-properties fo:text-align="center" fo:break-before="auto" fo:text-indent="0cm" fo:line-height="200%" fo:margin-left="0cm" style:writing-mode="lr-tb"/>
    </style:style>
    <style:style style:name="P91" style:family="paragraph" style:parent-style-name="Standard">
      <style:paragraph-properties fo:text-align="center" fo:break-before="auto" fo:text-indent="0cm" fo:line-height="200%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text-indent="0cm" fo:line-height="200%" fo:margin-left="0cm" style:writing-mode="lr-tb"/>
    </style:style>
    <style:style style:name="T92_1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2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3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4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5" style:family="text">
      <style:text-properties fo:background-color="#ffffff"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92_6" style:family="text">
      <style:text-properties fo:background-color="#ffffff"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92_7" style:family="text">
      <style:text-properties fo:background-color="#ffffff"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92_8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9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0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1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2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3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4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5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6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7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8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19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20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21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92_22" style:family="text">
      <style:text-properties fo:background-color="#ffffff" style:font-name="Verdana" fo:font-size="12pt" style:font-name-asian="Verdana" style:font-size-asian="12pt" style:font-name-complex="Verdana" style:font-size-complex="12pt"/>
    </style:style>
  </office:automatic-styles>
  <office:body>
    <office:text>
      <text:p text:style-name="P1"><text:span text:style-name="T1_1">Sunny</text:span><text:span text:style-name="T1_2"><text:s/></text:span><text:span text:style-name="T1_3">Patel</text:span></text:p>
      <text:p text:style-name="P2"><text:span text:style-name="T2_1">Jasmine</text:span><text:span text:style-name="T2_2"><text:s/></text:span><text:span text:style-name="T2_3">Bhoola</text:span></text:p>
      <text:p text:style-name="P3"/>
      <text:p text:style-name="P4"/>
      <text:p text:style-name="P5"><text:span text:style-name="T5_1">Introduction</text:span></text:p>
      <text:p text:style-name="P6"><text:span text:style-name="T6_1"><text:tab/></text:span><text:span text:style-name="T6_2">The</text:span><text:span text:style-name="T6_3"><text:s/></text:span><text:span text:style-name="T6_4">project</text:span><text:span text:style-name="T6_5"><text:s/></text:span><text:span text:style-name="T6_6">we</text:span><text:span text:style-name="T6_7"><text:s/></text:span><text:span text:style-name="T6_8">are</text:span><text:span text:style-name="T6_9"><text:s/></text:span><text:span text:style-name="T6_10">proposing</text:span><text:span text:style-name="T6_11"><text:s/></text:span><text:span text:style-name="T6_12">is</text:span><text:span text:style-name="T6_13"><text:s/></text:span><text:span text:style-name="T6_14">to</text:span><text:span text:style-name="T6_15"><text:s/></text:span><text:span text:style-name="T6_16">promote</text:span><text:span text:style-name="T6_17"><text:s/></text:span><text:span text:style-name="T6_18">a</text:span><text:span text:style-name="T6_19"><text:s/></text:span><text:span text:style-name="T6_20">multicultural</text:span><text:span text:style-name="T6_21"><text:s/></text:span><text:span text:style-name="T6_22">dance</text:span><text:span text:style-name="T6_23"><text:s/></text:span><text:span text:style-name="T6_24">competition</text:span><text:span text:style-name="T6_25"><text:s/></text:span><text:span text:style-name="T6_26">that</text:span><text:span text:style-name="T6_27"><text:s/></text:span><text:span text:style-name="T6_28">is</text:span><text:span text:style-name="T6_29"><text:s/></text:span><text:span text:style-name="T6_30">held</text:span><text:span text:style-name="T6_31"><text:s/></text:span><text:span text:style-name="T6_32">once</text:span><text:span text:style-name="T6_33"><text:s/></text:span><text:span text:style-name="T6_34">a</text:span><text:span text:style-name="T6_35"><text:s/></text:span><text:span text:style-name="T6_36">year</text:span><text:span text:style-name="T6_37"><text:s/></text:span><text:span text:style-name="T6_38">in</text:span><text:span text:style-name="T6_39"><text:s/></text:span><text:span text:style-name="T6_40">Philadelphia</text:span><text:span text:style-name="T6_41">.<text:s text:c="2"/></text:span><text:span text:style-name="T6_42">Many</text:span><text:span text:style-name="T6_43"><text:s/></text:span><text:span text:style-name="T6_44">teams</text:span><text:span text:style-name="T6_45"><text:s/></text:span><text:span text:style-name="T6_46">work</text:span><text:span text:style-name="T6_47"><text:s/></text:span><text:span text:style-name="T6_48">hard</text:span><text:span text:style-name="T6_49"><text:s/></text:span><text:span text:style-name="T6_50">to</text:span><text:span text:style-name="T6_51"><text:s/></text:span><text:span text:style-name="T6_52">compete</text:span><text:span text:style-name="T6_53"><text:s/></text:span><text:span text:style-name="T6_54">with</text:span><text:span text:style-name="T6_55"><text:s/></text:span><text:span text:style-name="T6_56">each</text:span><text:span text:style-name="T6_57"><text:s/></text:span><text:span text:style-name="T6_58">other</text:span><text:span text:style-name="T6_59"><text:s/></text:span><text:span text:style-name="T6_60">and</text:span><text:span text:style-name="T6_61"><text:s/></text:span><text:span text:style-name="T6_62">show</text:span><text:span text:style-name="T6_63"><text:s/></text:span><text:span text:style-name="T6_64">off</text:span><text:span text:style-name="T6_65"><text:s/></text:span><text:span text:style-name="T6_66">their</text:span><text:span text:style-name="T6_67"><text:s/></text:span><text:span text:style-name="T6_68">skills</text:span><text:span text:style-name="T6_69">.<text:s text:c="2"/></text:span><text:span text:style-name="T6_70">Due</text:span><text:span text:style-name="T6_71"><text:s/></text:span><text:span text:style-name="T6_72">to</text:span><text:span text:style-name="T6_73"><text:s/></text:span><text:span text:style-name="T6_74">the</text:span><text:span text:style-name="T6_75"><text:s/></text:span><text:span text:style-name="T6_76">large</text:span><text:span text:style-name="T6_77"><text:s/></text:span><text:span text:style-name="T6_78">scale</text:span><text:span text:style-name="T6_79"><text:s/></text:span><text:span text:style-name="T6_80">audience</text:span><text:span text:style-name="T6_81">,<text:s/></text:span><text:span text:style-name="T6_82">promoting</text:span><text:span text:style-name="T6_83"><text:s/></text:span><text:span text:style-name="T6_84">a</text:span><text:span text:style-name="T6_85"><text:s/></text:span><text:span text:style-name="T6_86">competition</text:span><text:span text:style-name="T6_87"><text:s/></text:span><text:span text:style-name="T6_88">does</text:span><text:span text:style-name="T6_89"><text:s/></text:span><text:span text:style-name="T6_90">require</text:span><text:span text:style-name="T6_91"><text:s/></text:span><text:span text:style-name="T6_92">a</text:span><text:span text:style-name="T6_93"><text:s/></text:span><text:span text:style-name="T6_94">well</text:span><text:span text:style-name="T6_95"><text:s/></text:span><text:span text:style-name="T6_96">organized</text:span><text:span text:style-name="T6_97"><text:s/></text:span><text:span text:style-name="T6_98">and</text:span><text:span text:style-name="T6_99"><text:s/></text:span><text:span text:style-name="T6_100">structured</text:span><text:span text:style-name="T6_101"><text:s/></text:span><text:span text:style-name="T6_102">campaign</text:span><text:span text:style-name="T6_103">.<text:s text:c="2"/></text:span><text:span text:style-name="T6_104">These</text:span><text:span text:style-name="T6_105"><text:s/></text:span><text:span text:style-name="T6_106">competitions</text:span><text:span text:style-name="T6_107"><text:s/></text:span><text:span text:style-name="T6_108">are</text:span><text:span text:style-name="T6_109"><text:s/></text:span><text:span text:style-name="T6_110">a</text:span><text:span text:style-name="T6_111"><text:s/></text:span><text:span text:style-name="T6_112">way</text:span><text:span text:style-name="T6_113"><text:s/></text:span><text:span text:style-name="T6_114">for</text:span><text:span text:style-name="T6_115"><text:s/></text:span><text:span text:style-name="T6_116">the</text:span><text:span text:style-name="T6_117"><text:s/></text:span><text:span text:style-name="T6_118">school</text:span><text:span text:style-name="T6_119"><text:s/></text:span><text:span text:style-name="T6_120">to</text:span><text:span text:style-name="T6_121"><text:s/></text:span><text:span text:style-name="T6_122">support</text:span><text:span text:style-name="T6_123"><text:s/></text:span><text:span text:style-name="T6_124">their</text:span><text:span text:style-name="T6_125"><text:s/></text:span><text:span text:style-name="T6_126">dance</text:span><text:span text:style-name="T6_127"><text:s/></text:span><text:span text:style-name="T6_128">team</text:span><text:span text:style-name="T6_129">.<text:s text:c="2"/></text:span></text:p>
      <text:p text:style-name="P7"/>
      <text:p text:style-name="P8"><text:span text:style-name="T8_1">Bios</text:span></text:p>
      <text:p text:style-name="P9"><text:span text:style-name="T9_1">Sunny</text:span><text:span text:style-name="T9_2"><text:s/></text:span><text:span text:style-name="T9_3">Patel</text:span><text:span text:style-name="T9_4"><text:s/></text:span><text:span text:style-name="T9_5">-<text:s/></text:span><text:span text:style-name="T9_6">As</text:span><text:span text:style-name="T9_7"><text:s/></text:span><text:span text:style-name="T9_8">a</text:span><text:span text:style-name="T9_9"><text:s/></text:span><text:span text:style-name="T9_10">member</text:span><text:span text:style-name="T9_11"><text:s/></text:span><text:span text:style-name="T9_12">of</text:span><text:span text:style-name="T9_13"><text:s/></text:span><text:span text:style-name="T9_14">Drexel</text:span><text:span text:style-name="T9_15">’</text:span><text:span text:style-name="T9_16">s</text:span><text:span text:style-name="T9_17"><text:s/></text:span><text:span text:style-name="T9_18">premier</text:span><text:span text:style-name="T9_19"><text:s/></text:span><text:span text:style-name="T9_20">dance</text:span><text:span text:style-name="T9_21"><text:s/></text:span><text:span text:style-name="T9_22">team</text:span><text:span text:style-name="T9_23">,<text:s/></text:span><text:span text:style-name="T9_24">he</text:span><text:span text:style-name="T9_25"><text:s/></text:span><text:span text:style-name="T9_26">gets</text:span><text:span text:style-name="T9_27"><text:s/></text:span><text:span text:style-name="T9_28">the</text:span><text:span text:style-name="T9_29"><text:s/></text:span><text:span text:style-name="T9_30">great</text:span><text:span text:style-name="T9_31"><text:s/></text:span><text:span text:style-name="T9_32">privilege</text:span><text:span text:style-name="T9_33"><text:s/></text:span><text:span text:style-name="T9_34">of</text:span><text:span text:style-name="T9_35"><text:s/></text:span><text:span text:style-name="T9_36">traveling</text:span><text:span text:style-name="T9_37"><text:s/></text:span><text:span text:style-name="T9_38">around</text:span><text:span text:style-name="T9_39"><text:s/></text:span><text:span text:style-name="T9_40">the</text:span><text:span text:style-name="T9_41"><text:s/></text:span><text:span text:style-name="T9_42">nation</text:span><text:span text:style-name="T9_43"><text:s/></text:span><text:span text:style-name="T9_44">competing</text:span><text:span text:style-name="T9_45"><text:s/></text:span><text:span text:style-name="T9_46">with</text:span><text:span text:style-name="T9_47"><text:s/></text:span><text:span text:style-name="T9_48">the</text:span><text:span text:style-name="T9_49"><text:s/></text:span><text:span text:style-name="T9_50">most</text:span><text:span text:style-name="T9_51"><text:s/></text:span><text:span text:style-name="T9_52">compassionate</text:span><text:span text:style-name="T9_53"><text:s/></text:span><text:span text:style-name="T9_54">dancers</text:span><text:span text:style-name="T9_55">.<text:s text:c="2"/></text:span><text:span text:style-name="T9_56">With</text:span><text:span text:style-name="T9_57"><text:s/></text:span><text:span text:style-name="T9_58">each</text:span><text:span text:style-name="T9_59"><text:s/></text:span><text:span text:style-name="T9_60">competition</text:span><text:span text:style-name="T9_61"><text:s/></text:span><text:span text:style-name="T9_62">there</text:span><text:span text:style-name="T9_63"><text:s/></text:span><text:span text:style-name="T9_64">seems</text:span><text:span text:style-name="T9_65"><text:s/></text:span><text:span text:style-name="T9_66">to</text:span><text:span text:style-name="T9_67"><text:s/></text:span><text:span text:style-name="T9_68">be</text:span><text:span text:style-name="T9_69"><text:s/></text:span><text:span text:style-name="T9_70">timing</text:span><text:span text:style-name="T9_71"><text:s/></text:span><text:span text:style-name="T9_72">problems</text:span><text:span text:style-name="T9_73">,<text:s/></text:span><text:span text:style-name="T9_74">theater</text:span><text:span text:style-name="T9_75"><text:s/></text:span><text:span text:style-name="T9_76">management</text:span><text:span text:style-name="T9_77"><text:s/></text:span><text:span text:style-name="T9_78">issues</text:span><text:span text:style-name="T9_79">,<text:s/></text:span><text:span text:style-name="T9_80">insufficient</text:span><text:span text:style-name="T9_81"><text:s/></text:span><text:span text:style-name="T9_82">funding</text:span><text:span text:style-name="T9_83">,<text:s/></text:span><text:span text:style-name="T9_84">etc</text:span><text:span text:style-name="T9_85">.<text:s text:c="2"/></text:span><text:span text:style-name="T9_86">He</text:span><text:span text:style-name="T9_87"><text:s/></text:span><text:span text:style-name="T9_88">wishes</text:span><text:span text:style-name="T9_89"><text:s/></text:span><text:span text:style-name="T9_90">to</text:span><text:span text:style-name="T9_91"><text:s/></text:span><text:span text:style-name="T9_92">change</text:span><text:span text:style-name="T9_93"><text:s/></text:span><text:span text:style-name="T9_94">that</text:span><text:span text:style-name="T9_95"><text:s/></text:span><text:span text:style-name="T9_96">by</text:span><text:span text:style-name="T9_97"><text:s/></text:span><text:span text:style-name="T9_98">hosting</text:span><text:span text:style-name="T9_99"><text:s/></text:span><text:span text:style-name="T9_100">Philadelphia</text:span><text:span text:style-name="T9_101">’</text:span><text:span text:style-name="T9_102">s</text:span><text:span text:style-name="T9_103"><text:s/></text:span><text:span text:style-name="T9_104">first</text:span><text:span text:style-name="T9_105"><text:s/></text:span><text:span text:style-name="T9_106">Dandiya</text:span><text:span text:style-name="T9_107"><text:s/></text:span><text:span text:style-name="T9_108">competition</text:span><text:span text:style-name="T9_109">.<text:s text:c="2"/></text:span><text:span text:style-name="T9_110">He</text:span><text:span text:style-name="T9_111"><text:s/></text:span><text:span text:style-name="T9_112">understands</text:span><text:span text:style-name="T9_113"><text:s/></text:span><text:span text:style-name="T9_114">that</text:span><text:span text:style-name="T9_115"><text:s/></text:span><text:span text:style-name="T9_116">to</text:span><text:span text:style-name="T9_117"><text:s/></text:span><text:span text:style-name="T9_118">accomplish</text:span><text:span text:style-name="T9_119"><text:s/></text:span><text:span text:style-name="T9_120">this</text:span><text:span text:style-name="T9_121"><text:s/></text:span><text:span text:style-name="T9_122">there</text:span><text:span text:style-name="T9_123"><text:s/></text:span><text:span text:style-name="T9_124">must</text:span><text:span text:style-name="T9_125"><text:s/></text:span><text:span text:style-name="T9_126">be</text:span><text:span text:style-name="T9_127"><text:s/></text:span><text:span text:style-name="T9_128">an</text:span><text:span text:style-name="T9_129"><text:s/></text:span><text:span text:style-name="T9_130">in</text:span><text:span text:style-name="T9_131"><text:s/></text:span><text:span text:style-name="T9_132">depth</text:span><text:span text:style-name="T9_133"><text:s/></text:span><text:span text:style-name="T9_134">analysis</text:span><text:span text:style-name="T9_135"><text:s/></text:span><text:span text:style-name="T9_136">of</text:span><text:span text:style-name="T9_137"><text:s/></text:span><text:span text:style-name="T9_138">previously</text:span><text:span text:style-name="T9_139"><text:s/></text:span><text:span text:style-name="T9_140">held</text:span><text:span text:style-name="T9_141"><text:s/></text:span><text:span text:style-name="T9_142">competitions</text:span><text:span text:style-name="T9_143">.</text:span></text:p>
      <text:p text:style-name="P10"/>
      <text:p text:style-name="P11"><text:span text:style-name="T11_1">Jasmine</text:span><text:span text:style-name="T11_2"><text:s/></text:span><text:span text:style-name="T11_3">bhoola</text:span><text:span text:style-name="T11_4"><text:s/></text:span><text:span text:style-name="T11_5">-<text:s/></text:span><text:span text:style-name="T11_6">As</text:span><text:span text:style-name="T11_7"><text:s/></text:span><text:span text:style-name="T11_8">a</text:span><text:span text:style-name="T11_9"><text:s/></text:span><text:span text:style-name="T11_10">previous</text:span><text:span text:style-name="T11_11"><text:s/></text:span><text:span text:style-name="T11_12">dancer</text:span><text:span text:style-name="T11_13"><text:s/></text:span><text:span text:style-name="T11_14">for</text:span><text:span text:style-name="T11_15"><text:s/>8<text:s/></text:span><text:span text:style-name="T11_16">years</text:span><text:span text:style-name="T11_17"><text:s/></text:span><text:span text:style-name="T11_18">and</text:span><text:span text:style-name="T11_19"><text:s/></text:span><text:span text:style-name="T11_20">someone</text:span><text:span text:style-name="T11_21"><text:s/></text:span><text:span text:style-name="T11_22">who</text:span><text:span text:style-name="T11_23"><text:s/></text:span><text:span text:style-name="T11_24">enjoys</text:span><text:span text:style-name="T11_25"><text:s/></text:span><text:span text:style-name="T11_26">watching</text:span><text:span text:style-name="T11_27"><text:s/></text:span><text:span text:style-name="T11_28">it</text:span><text:span text:style-name="T11_29">,</text:span></text:p>
      <text:p text:style-name="P12"><text:span text:style-name="T12_1">promoting</text:span><text:span text:style-name="T12_2"><text:s/></text:span><text:span text:style-name="T12_3">a</text:span><text:span text:style-name="T12_4"><text:s/></text:span><text:span text:style-name="T12_5">dance</text:span><text:span text:style-name="T12_6"><text:s/></text:span><text:span text:style-name="T12_7">competition</text:span><text:span text:style-name="T12_8"><text:s/></text:span><text:span text:style-name="T12_9">is</text:span><text:span text:style-name="T12_10"><text:s/></text:span><text:span text:style-name="T12_11">something</text:span><text:span text:style-name="T12_12"><text:s/></text:span><text:span text:style-name="T12_13">that</text:span><text:span text:style-name="T12_14"><text:s/></text:span><text:span text:style-name="T12_15">she</text:span><text:span text:style-name="T12_16"><text:s/></text:span><text:span text:style-name="T12_17">loves</text:span><text:span text:style-name="T12_18"><text:s/></text:span><text:span text:style-name="T12_19">to</text:span><text:span text:style-name="T12_20"><text:s/></text:span><text:span text:style-name="T12_21">do</text:span><text:span text:style-name="T12_22">.<text:s/></text:span><text:span text:style-name="T12_23">She</text:span><text:span text:style-name="T12_24"><text:s/></text:span><text:span text:style-name="T12_25">is</text:span><text:span text:style-name="T12_26"><text:s/></text:span><text:span text:style-name="T12_27">close</text:span><text:span text:style-name="T12_28"><text:s/></text:span><text:span text:style-name="T12_29">friends</text:span><text:span text:style-name="T12_30"><text:s/></text:span><text:span text:style-name="T12_31">with</text:span><text:span text:style-name="T12_32"><text:s/></text:span><text:span text:style-name="T12_33">people</text:span><text:span text:style-name="T12_34"><text:s/></text:span><text:span text:style-name="T12_35">who</text:span><text:span text:style-name="T12_36"><text:s/></text:span><text:span text:style-name="T12_37">are</text:span><text:span text:style-name="T12_38"><text:s/></text:span><text:span text:style-name="T12_39">on</text:span><text:span text:style-name="T12_40"><text:s/></text:span><text:span text:style-name="T12_41">dance</text:span><text:span text:style-name="T12_42"><text:s/></text:span><text:span text:style-name="T12_43">teams</text:span><text:span text:style-name="T12_44"><text:s/></text:span><text:span text:style-name="T12_45">at</text:span><text:span text:style-name="T12_46"><text:s/></text:span><text:span text:style-name="T12_47">Drexel</text:span><text:span text:style-name="T12_48"><text:s/></text:span><text:span text:style-name="T12_49">University</text:span><text:span text:style-name="T12_50"><text:s/></text:span><text:span text:style-name="T12_51">and</text:span><text:span text:style-name="T12_52"><text:s/></text:span><text:span text:style-name="T12_53">travels</text:span><text:span text:style-name="T12_54"><text:s/></text:span><text:span text:style-name="T12_55">to</text:span><text:span text:style-name="T12_56"><text:s/></text:span><text:span text:style-name="T12_57">different</text:span><text:span text:style-name="T12_58"><text:s/></text:span><text:span text:style-name="T12_59">states</text:span><text:span text:style-name="T12_60"><text:s/></text:span><text:span text:style-name="T12_61">to</text:span><text:span text:style-name="T12_62"><text:s/></text:span><text:span text:style-name="T12_63">watch</text:span><text:span text:style-name="T12_64"><text:s/></text:span><text:span text:style-name="T12_65">them</text:span><text:span text:style-name="T12_66">.<text:s/></text:span><text:span text:style-name="T12_67">She</text:span><text:span text:style-name="T12_68"><text:s/></text:span><text:span text:style-name="T12_69">does</text:span><text:span text:style-name="T12_70"><text:s/></text:span><text:span text:style-name="T12_71">know</text:span><text:span text:style-name="T12_72"><text:s/></text:span><text:span text:style-name="T12_73">that</text:span><text:span text:style-name="T12_74"><text:s/></text:span><text:span text:style-name="T12_75">there</text:span><text:span text:style-name="T12_76"><text:s/></text:span><text:span text:style-name="T12_77">is</text:span><text:span text:style-name="T12_78"><text:s/></text:span><text:span text:style-name="T12_79">a</text:span><text:span text:style-name="T12_80"><text:s/></text:span><text:span text:style-name="T12_81">certain</text:span><text:span text:style-name="T12_82"><text:s/></text:span><text:span text:style-name="T12_83">amount</text:span><text:span text:style-name="T12_84"><text:s/></text:span><text:span text:style-name="T12_85">of</text:span><text:span text:style-name="T12_86"><text:s/></text:span><text:span text:style-name="T12_87">time</text:span><text:span text:style-name="T12_88"><text:s/></text:span><text:span text:style-name="T12_89">and</text:span><text:span text:style-name="T12_90"><text:s/></text:span><text:span text:style-name="T12_91">effort</text:span><text:span text:style-name="T12_92"><text:s/></text:span><text:span text:style-name="T12_93">put</text:span><text:span text:style-name="T12_94"><text:s/></text:span><text:span text:style-name="T12_95">into</text:span><text:span text:style-name="T12_96"><text:s/></text:span><text:span text:style-name="T12_97">the</text:span><text:span text:style-name="T12_98"><text:s/></text:span><text:span text:style-name="T12_99">competitions</text:span><text:span text:style-name="T12_100">.<text:s text:c="2"/></text:span><text:span text:style-name="T12_101">If</text:span><text:span text:style-name="T12_102"><text:s/></text:span><text:span text:style-name="T12_103">it</text:span><text:span text:style-name="T12_104"><text:s/></text:span><text:span text:style-name="T12_105">wasn</text:span><text:span text:style-name="T12_106">’</text:span><text:span text:style-name="T12_107">t</text:span><text:span text:style-name="T12_108"><text:s/></text:span><text:span text:style-name="T12_109">for</text:span><text:span text:style-name="T12_110"><text:s/></text:span><text:span text:style-name="T12_111">the</text:span><text:span text:style-name="T12_112"><text:s/></text:span><text:span text:style-name="T12_113">promotion</text:span><text:span text:style-name="T12_114"><text:s/></text:span><text:span text:style-name="T12_115">aspect</text:span><text:span text:style-name="T12_116"><text:s/></text:span><text:span text:style-name="T12_117">on</text:span><text:span text:style-name="T12_118"><text:s/></text:span><text:span text:style-name="T12_119">facebook</text:span><text:span text:style-name="T12_120"><text:s/></text:span><text:span text:style-name="T12_121">and</text:span><text:span text:style-name="T12_122"><text:s/></text:span><text:span text:style-name="T12_123">flyers</text:span><text:span text:style-name="T12_124"><text:s/></text:span><text:span text:style-name="T12_125">around</text:span><text:span text:style-name="T12_126"><text:s/></text:span><text:span text:style-name="T12_127">school</text:span><text:span text:style-name="T12_128">,<text:s/></text:span><text:span text:style-name="T12_129">the</text:span><text:span text:style-name="T12_130"><text:s/></text:span><text:span text:style-name="T12_131">turnout</text:span><text:span text:style-name="T12_132"><text:s/></text:span><text:span text:style-name="T12_133">would</text:span><text:span text:style-name="T12_134"><text:s/></text:span><text:span text:style-name="T12_135">not</text:span><text:span text:style-name="T12_136"><text:s/></text:span><text:span text:style-name="T12_137">be</text:span><text:span text:style-name="T12_138"><text:s/></text:span><text:span text:style-name="T12_139">as</text:span><text:span text:style-name="T12_140"><text:s/></text:span><text:span text:style-name="T12_141">great</text:span><text:span text:style-name="T12_142">.<text:s/></text:span><text:span text:style-name="T12_143">She</text:span><text:span text:style-name="T12_144"><text:s/></text:span><text:span text:style-name="T12_145">would</text:span><text:span text:style-name="T12_146"><text:s/></text:span><text:span text:style-name="T12_147">like</text:span><text:span text:style-name="T12_148"><text:s/></text:span><text:span text:style-name="T12_149">to</text:span><text:span text:style-name="T12_150"><text:s/></text:span><text:span text:style-name="T12_151">be</text:span><text:span text:style-name="T12_152"><text:s/></text:span><text:span text:style-name="T12_153">a</text:span><text:span text:style-name="T12_154"><text:s/></text:span><text:span text:style-name="T12_155">part</text:span><text:span text:style-name="T12_156"><text:s/></text:span><text:span text:style-name="T12_157">of</text:span><text:span text:style-name="T12_158"><text:s/></text:span><text:span text:style-name="T12_159">something</text:span><text:span text:style-name="T12_160"><text:s/></text:span><text:span text:style-name="T12_161">that</text:span><text:span text:style-name="T12_162"><text:s/></text:span><text:span text:style-name="T12_163">she</text:span><text:span text:style-name="T12_164"><text:s/></text:span><text:span text:style-name="T12_165">has</text:span><text:span text:style-name="T12_166"><text:s/></text:span><text:span text:style-name="T12_167">passion</text:span><text:span text:style-name="T12_168"><text:s/></text:span><text:span text:style-name="T12_169">for</text:span><text:span text:style-name="T12_170">.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Research</text:span></text:p>
      <text:p text:style-name="P24"><text:span text:style-name="T24_1"><text:tab/></text:span><text:span text:style-name="T24_2">Since</text:span><text:span text:style-name="T24_3"><text:s/></text:span><text:span text:style-name="T24_4">these</text:span><text:span text:style-name="T24_5"><text:s/></text:span><text:span text:style-name="T24_6">competitions</text:span><text:span text:style-name="T24_7"><text:s/></text:span><text:span text:style-name="T24_8">are</text:span><text:span text:style-name="T24_9"><text:s/></text:span><text:span text:style-name="T24_10">usually</text:span><text:span text:style-name="T24_11"><text:s/></text:span><text:span text:style-name="T24_12">held</text:span><text:span text:style-name="T24_13"><text:s/></text:span><text:span text:style-name="T24_14">annually</text:span><text:span text:style-name="T24_15">,<text:s/></text:span><text:span text:style-name="T24_16">it</text:span><text:span text:style-name="T24_17"><text:s/></text:span><text:span text:style-name="T24_18">will</text:span><text:span text:style-name="T24_19"><text:s/></text:span><text:span text:style-name="T24_20">be</text:span><text:span text:style-name="T24_21"><text:s/></text:span><text:span text:style-name="T24_22">easy</text:span><text:span text:style-name="T24_23"><text:s/></text:span><text:span text:style-name="T24_24">for</text:span><text:span text:style-name="T24_25"><text:s/></text:span><text:span text:style-name="T24_26">us</text:span><text:span text:style-name="T24_27"><text:s/></text:span><text:span text:style-name="T24_28">to</text:span><text:span text:style-name="T24_29"><text:s/></text:span><text:span text:style-name="T24_30">interview</text:span><text:span text:style-name="T24_31"><text:s/></text:span><text:span text:style-name="T24_32">previous</text:span><text:span text:style-name="T24_33"><text:s/></text:span><text:span text:style-name="T24_34">members</text:span><text:span text:style-name="T24_35"><text:s/></text:span><text:span text:style-name="T24_36">of</text:span><text:span text:style-name="T24_37"><text:s/></text:span><text:span text:style-name="T24_38">the</text:span><text:span text:style-name="T24_39"><text:s/></text:span><text:span text:style-name="T24_40">e</text:span><text:span text:style-name="T24_41">-</text:span><text:span text:style-name="T24_42">boards</text:span><text:span text:style-name="T24_43"><text:s/></text:span><text:span text:style-name="T24_44">for</text:span><text:span text:style-name="T24_45"><text:s/></text:span><text:span text:style-name="T24_46">other</text:span><text:span text:style-name="T24_47"><text:s/></text:span><text:span text:style-name="T24_48">competitions</text:span><text:span text:style-name="T24_49">.<text:s text:c="2"/></text:span><text:span text:style-name="T24_50">In</text:span><text:span text:style-name="T24_51"><text:s/></text:span><text:span text:style-name="T24_52">order</text:span><text:span text:style-name="T24_53"><text:s/></text:span><text:span text:style-name="T24_54">to</text:span><text:span text:style-name="T24_55"><text:s/></text:span><text:span text:style-name="T24_56">get</text:span><text:span text:style-name="T24_57"><text:s/></text:span><text:span text:style-name="T24_58">a</text:span><text:span text:style-name="T24_59"><text:s/></text:span><text:span text:style-name="T24_60">better</text:span><text:span text:style-name="T24_61"><text:s/></text:span><text:span text:style-name="T24_62">understanding</text:span><text:span text:style-name="T24_63"><text:s/></text:span><text:span text:style-name="T24_64">of</text:span><text:span text:style-name="T24_65"><text:s/></text:span><text:span text:style-name="T24_66">the</text:span><text:span text:style-name="T24_67"><text:s/></text:span><text:span text:style-name="T24_68">downfalls</text:span><text:span text:style-name="T24_69"><text:s/></text:span><text:span text:style-name="T24_70">and</text:span><text:span text:style-name="T24_71"><text:s/></text:span><text:span text:style-name="T24_72">failures</text:span><text:span text:style-name="T24_73"><text:s/></text:span><text:span text:style-name="T24_74">of</text:span><text:span text:style-name="T24_75"><text:s/></text:span><text:span text:style-name="T24_76">other</text:span><text:span text:style-name="T24_77"><text:s/></text:span><text:span text:style-name="T24_78">competitions</text:span><text:span text:style-name="T24_79"><text:s/></text:span><text:span text:style-name="T24_80">we</text:span><text:span text:style-name="T24_81"><text:s/></text:span><text:span text:style-name="T24_82">shall</text:span><text:span text:style-name="T24_83"><text:s/></text:span><text:span text:style-name="T24_84">also</text:span><text:span text:style-name="T24_85"><text:s/></text:span><text:span text:style-name="T24_86">meet</text:span><text:span text:style-name="T24_87"><text:s/></text:span><text:span text:style-name="T24_88">with</text:span><text:span text:style-name="T24_89"><text:s/></text:span><text:span text:style-name="T24_90">team</text:span><text:span text:style-name="T24_91"><text:s/></text:span><text:span text:style-name="T24_92">members</text:span><text:span text:style-name="T24_93"><text:s/></text:span><text:span text:style-name="T24_94">that</text:span><text:span text:style-name="T24_95"><text:s/></text:span><text:span text:style-name="T24_96">have</text:span><text:span text:style-name="T24_97"><text:s/></text:span><text:span text:style-name="T24_98">competed</text:span><text:span text:style-name="T24_99"><text:s/></text:span><text:span text:style-name="T24_100">in</text:span><text:span text:style-name="T24_101"><text:s/></text:span><text:span text:style-name="T24_102">a</text:span><text:span text:style-name="T24_103"><text:s/></text:span><text:span text:style-name="T24_104">competition</text:span><text:span text:style-name="T24_105">.<text:s text:c="2"/></text:span><text:span text:style-name="T24_106">This</text:span><text:span text:style-name="T24_107"><text:s/></text:span><text:span text:style-name="T24_108">will</text:span><text:span text:style-name="T24_109"><text:s/></text:span><text:span text:style-name="T24_110">enhance</text:span><text:span text:style-name="T24_111"><text:s/></text:span><text:span text:style-name="T24_112">our</text:span><text:span text:style-name="T24_113"><text:s/></text:span><text:span text:style-name="T24_114">comprehension</text:span><text:span text:style-name="T24_115"><text:s/></text:span><text:span text:style-name="T24_116">of</text:span><text:span text:style-name="T24_117"><text:s/></text:span><text:span text:style-name="T24_118">what</text:span><text:span text:style-name="T24_119"><text:s/></text:span><text:span text:style-name="T24_120">makes</text:span><text:span text:style-name="T24_121"><text:s/></text:span><text:span text:style-name="T24_122">a</text:span><text:span text:style-name="T24_123"><text:s/></text:span><text:span text:style-name="T24_124">great</text:span><text:span text:style-name="T24_125"><text:s/></text:span><text:span text:style-name="T24_126">competition</text:span><text:span text:style-name="T24_127">.<text:s text:c="2"/></text:span></text:p>
      <text:p text:style-name="P25"><text:span text:style-name="T25_1"><text:tab/></text:span><text:span text:style-name="T25_2">Judges</text:span><text:span text:style-name="T25_3"><text:s/></text:span><text:span text:style-name="T25_4">should</text:span><text:span text:style-name="T25_5"><text:s/></text:span><text:span text:style-name="T25_6">be</text:span><text:span text:style-name="T25_7"><text:s/></text:span><text:span text:style-name="T25_8">interviewed</text:span><text:span text:style-name="T25_9"><text:s/></text:span><text:span text:style-name="T25_10">on</text:span><text:span text:style-name="T25_11"><text:s/></text:span><text:span text:style-name="T25_12">their</text:span><text:span text:style-name="T25_13"><text:s/></text:span><text:span text:style-name="T25_14">input</text:span><text:span text:style-name="T25_15"><text:s/></text:span><text:span text:style-name="T25_16">of</text:span><text:span text:style-name="T25_17"><text:s/></text:span><text:span text:style-name="T25_18">how</text:span><text:span text:style-name="T25_19"><text:s/></text:span><text:span text:style-name="T25_20">promotion</text:span><text:span text:style-name="T25_21"><text:s/></text:span><text:span text:style-name="T25_22">is</text:span><text:span text:style-name="T25_23"><text:s/></text:span><text:span text:style-name="T25_24">a</text:span><text:span text:style-name="T25_25"><text:s/></text:span><text:span text:style-name="T25_26">factor</text:span><text:span text:style-name="T25_27"><text:s/></text:span><text:span text:style-name="T25_28">in</text:span><text:span text:style-name="T25_29"><text:s/></text:span><text:span text:style-name="T25_30">a</text:span><text:span text:style-name="T25_31"><text:s/></text:span><text:span text:style-name="T25_32">competition</text:span><text:span text:style-name="T25_33">.<text:s/></text:span><text:span text:style-name="T25_34">They</text:span><text:span text:style-name="T25_35"><text:s/></text:span><text:span text:style-name="T25_36">are</text:span><text:span text:style-name="T25_37"><text:s/></text:span><text:span text:style-name="T25_38">experts</text:span><text:span text:style-name="T25_39"><text:s/></text:span><text:span text:style-name="T25_40">at</text:span><text:span text:style-name="T25_41"><text:s/></text:span><text:span text:style-name="T25_42">what</text:span><text:span text:style-name="T25_43"><text:s/></text:span><text:span text:style-name="T25_44">they</text:span><text:span text:style-name="T25_45"><text:s/></text:span><text:span text:style-name="T25_46">do</text:span><text:span text:style-name="T25_47"><text:s/></text:span><text:span text:style-name="T25_48">and</text:span><text:span text:style-name="T25_49"><text:s/></text:span><text:span text:style-name="T25_50">have</text:span><text:span text:style-name="T25_51"><text:s/></text:span><text:span text:style-name="T25_52">for</text:span><text:span text:style-name="T25_53"><text:s/></text:span><text:span text:style-name="T25_54">the</text:span><text:span text:style-name="T25_55"><text:s/></text:span><text:span text:style-name="T25_56">most</text:span><text:span text:style-name="T25_57"><text:s/></text:span><text:span text:style-name="T25_58">part</text:span><text:span text:style-name="T25_59">,<text:s/></text:span><text:span text:style-name="T25_60">the</text:span><text:span text:style-name="T25_61"><text:s/></text:span><text:span text:style-name="T25_62">most</text:span><text:span text:style-name="T25_63"><text:s/></text:span><text:span text:style-name="T25_64">dance</text:span><text:span text:style-name="T25_65"><text:s/></text:span><text:span text:style-name="T25_66">experience</text:span><text:span text:style-name="T25_67"><text:s/></text:span><text:span text:style-name="T25_68">and</text:span><text:span text:style-name="T25_69"><text:s/></text:span><text:span text:style-name="T25_70">have</text:span><text:span text:style-name="T25_71"><text:s/></text:span><text:span text:style-name="T25_72">been</text:span><text:span text:style-name="T25_73"><text:s/></text:span><text:span text:style-name="T25_74">to</text:span><text:span text:style-name="T25_75"><text:s/></text:span><text:span text:style-name="T25_76">enough</text:span><text:span text:style-name="T25_77"><text:s/></text:span><text:span text:style-name="T25_78">dance</text:span><text:span text:style-name="T25_79"><text:s/></text:span><text:span text:style-name="T25_80">competitions</text:span><text:span text:style-name="T25_81"><text:s/></text:span><text:span text:style-name="T25_82">to</text:span><text:span text:style-name="T25_83"><text:s/></text:span><text:span text:style-name="T25_84">explain</text:span><text:span text:style-name="T25_85"><text:s/></text:span><text:span text:style-name="T25_86">the</text:span><text:span text:style-name="T25_87"><text:s/></text:span><text:span text:style-name="T25_88">effectiveness</text:span><text:span text:style-name="T25_89"><text:s/></text:span><text:span text:style-name="T25_90">of</text:span><text:span text:style-name="T25_91"><text:s/></text:span><text:span text:style-name="T25_92">promotion</text:span><text:span text:style-name="T25_93">.<text:s/></text:span><text:span text:style-name="T25_94">Their</text:span><text:span text:style-name="T25_95"><text:s/></text:span><text:span text:style-name="T25_96">opinions</text:span><text:span text:style-name="T25_97"><text:s/></text:span><text:span text:style-name="T25_98">are</text:span><text:span text:style-name="T25_99"><text:s/></text:span><text:span text:style-name="T25_100">a</text:span><text:span text:style-name="T25_101"><text:s/></text:span><text:span text:style-name="T25_102">different</text:span><text:span text:style-name="T25_103"><text:s/></text:span><text:span text:style-name="T25_104">insight</text:span><text:span text:style-name="T25_105"><text:s/></text:span><text:span text:style-name="T25_106">on</text:span><text:span text:style-name="T25_107"><text:s/></text:span><text:span text:style-name="T25_108">how</text:span><text:span text:style-name="T25_109"><text:s/></text:span><text:span text:style-name="T25_110">things</text:span><text:span text:style-name="T25_111"><text:s/></text:span><text:span text:style-name="T25_112">are</text:span><text:span text:style-name="T25_113"><text:s/></text:span><text:span text:style-name="T25_114">done</text:span><text:span text:style-name="T25_115"><text:s/></text:span><text:span text:style-name="T25_116">is</text:span><text:span text:style-name="T25_117"><text:s/></text:span><text:span text:style-name="T25_118">valuable</text:span><text:span text:style-name="T25_119">.<text:s/></text:span><text:span text:style-name="T25_120">Well</text:span><text:span text:style-name="T25_121"><text:s/></text:span><text:span text:style-name="T25_122">known</text:span><text:span text:style-name="T25_123"><text:s/></text:span><text:span text:style-name="T25_124">judges</text:span><text:span text:style-name="T25_125"><text:s/></text:span><text:span text:style-name="T25_126">can</text:span><text:span text:style-name="T25_127"><text:s/></text:span><text:span text:style-name="T25_128">draw</text:span><text:span text:style-name="T25_129"><text:s/></text:span><text:span text:style-name="T25_130">attention</text:span><text:span text:style-name="T25_131"><text:s/></text:span><text:span text:style-name="T25_132">to</text:span><text:span text:style-name="T25_133"><text:s/></text:span><text:span text:style-name="T25_134">the</text:span><text:span text:style-name="T25_135"><text:s/></text:span><text:span text:style-name="T25_136">public</text:span><text:span text:style-name="T25_137">.<text:s/></text:span><text:span text:style-name="T25_138">We</text:span><text:span text:style-name="T25_139"><text:s/></text:span><text:span text:style-name="T25_140">would</text:span><text:span text:style-name="T25_141"><text:s/></text:span><text:span text:style-name="T25_142">also</text:span><text:span text:style-name="T25_143"><text:s/></text:span><text:span text:style-name="T25_144">need</text:span><text:span text:style-name="T25_145"><text:s/></text:span><text:span text:style-name="T25_146">some</text:span><text:span text:style-name="T25_147"><text:s/></text:span><text:span text:style-name="T25_148">background</text:span><text:span text:style-name="T25_149"><text:s/></text:span><text:span text:style-name="T25_150">information</text:span><text:span text:style-name="T25_151"><text:s/></text:span><text:span text:style-name="T25_152">about</text:span><text:span text:style-name="T25_153"><text:s/></text:span><text:span text:style-name="T25_154">the</text:span><text:span text:style-name="T25_155"><text:s/></text:span><text:span text:style-name="T25_156">dance</text:span><text:span text:style-name="T25_157"><text:s/></text:span><text:span text:style-name="T25_158">teams</text:span><text:span text:style-name="T25_159"><text:s/></text:span><text:span text:style-name="T25_160">who</text:span><text:span text:style-name="T25_161"><text:s/></text:span><text:span text:style-name="T25_162">wish</text:span><text:span text:style-name="T25_163"><text:s/></text:span><text:span text:style-name="T25_164">to</text:span><text:span text:style-name="T25_165"><text:s/></text:span><text:span text:style-name="T25_166">compete</text:span><text:span text:style-name="T25_167">.<text:s text:c="2"/></text:span><text:span text:style-name="T25_168">We</text:span><text:span text:style-name="T25_169"><text:s/></text:span><text:span text:style-name="T25_170">want</text:span><text:span text:style-name="T25_171"><text:s/></text:span><text:span text:style-name="T25_172">to</text:span><text:span text:style-name="T25_173"><text:s/></text:span><text:span text:style-name="T25_174">make</text:span><text:span text:style-name="T25_175"><text:s/></text:span><text:span text:style-name="T25_176">sure</text:span><text:span text:style-name="T25_177"><text:s/></text:span><text:span text:style-name="T25_178">that</text:span><text:span text:style-name="T25_179"><text:s/></text:span><text:span text:style-name="T25_180">they</text:span><text:span text:style-name="T25_181"><text:s/></text:span><text:span text:style-name="T25_182">will</text:span><text:span text:style-name="T25_183"><text:s/></text:span><text:span text:style-name="T25_184">be</text:span><text:span text:style-name="T25_185"><text:s/></text:span><text:span text:style-name="T25_186">up</text:span><text:span text:style-name="T25_187"><text:s/></text:span><text:span text:style-name="T25_188">to</text:span><text:span text:style-name="T25_189"><text:s/></text:span><text:span text:style-name="T25_190">par</text:span><text:span text:style-name="T25_191"><text:s/></text:span><text:span text:style-name="T25_192">with</text:span><text:span text:style-name="T25_193"><text:s/></text:span><text:span text:style-name="T25_194">all</text:span><text:span text:style-name="T25_195"><text:s/></text:span><text:span text:style-name="T25_196">the</text:span><text:span text:style-name="T25_197"><text:s/></text:span><text:span text:style-name="T25_198">other</text:span><text:span text:style-name="T25_199"><text:s/></text:span><text:span text:style-name="T25_200">teams</text:span><text:span text:style-name="T25_201">,<text:s/></text:span><text:span text:style-name="T25_202">hence</text:span><text:span text:style-name="T25_203"><text:s/></text:span><text:span text:style-name="T25_204">making</text:span><text:span text:style-name="T25_205"><text:s/></text:span><text:span text:style-name="T25_206">a</text:span><text:span text:style-name="T25_207"><text:s/></text:span><text:span text:style-name="T25_208">energizing</text:span><text:span text:style-name="T25_209"><text:s/></text:span><text:span text:style-name="T25_210">competition</text:span><text:span text:style-name="T25_211">.<text:s text:c="2"/></text:span></text:p>
      <text:p text:style-name="P26"/>
      <text:p text:style-name="P27"><text:span text:style-name="T27_1">Promotion</text:span></text:p>
      <text:p text:style-name="P28"><text:span text:style-name="T28_1"><text:tab/><text:s/></text:span><text:span text:style-name="T28_2">Audience</text:span><text:span text:style-name="T28_3"><text:s/></text:span><text:span text:style-name="T28_4">is</text:span><text:span text:style-name="T28_5"><text:s/></text:span><text:span text:style-name="T28_6">a</text:span><text:span text:style-name="T28_7"><text:s/></text:span><text:span text:style-name="T28_8">key</text:span><text:span text:style-name="T28_9"><text:s/></text:span><text:span text:style-name="T28_10">component</text:span><text:span text:style-name="T28_11"><text:s/></text:span><text:span text:style-name="T28_12">to</text:span><text:span text:style-name="T28_13"><text:s/></text:span><text:span text:style-name="T28_14">technical</text:span><text:span text:style-name="T28_15"><text:s/></text:span><text:span text:style-name="T28_16">communication</text:span><text:span text:style-name="T28_17">,<text:s/></text:span><text:span text:style-name="T28_18">knowing</text:span><text:span text:style-name="T28_19"><text:s/></text:span><text:span text:style-name="T28_20">what</text:span><text:span text:style-name="T28_21"><text:s/></text:span><text:span text:style-name="T28_22">they</text:span><text:span text:style-name="T28_23">’</text:span><text:span text:style-name="T28_24">re</text:span><text:span text:style-name="T28_25"><text:s/></text:span><text:span text:style-name="T28_26">expecting</text:span><text:span text:style-name="T28_27">,<text:s/></text:span><text:span text:style-name="T28_28">what</text:span><text:span text:style-name="T28_29"><text:s/></text:span><text:span text:style-name="T28_30">their</text:span><text:span text:style-name="T28_31"><text:s/></text:span><text:span text:style-name="T28_32">attitudes</text:span><text:span text:style-name="T28_33"><text:s/></text:span><text:span text:style-name="T28_34">are</text:span><text:span text:style-name="T28_35">,<text:s/></text:span><text:span text:style-name="T28_36">and</text:span><text:span text:style-name="T28_37"><text:s/></text:span><text:span text:style-name="T28_38">what</text:span><text:span text:style-name="T28_39"><text:s/></text:span><text:span text:style-name="T28_40">their</text:span><text:span text:style-name="T28_41"><text:s/></text:span><text:span text:style-name="T28_42">opinions</text:span><text:span text:style-name="T28_43"><text:s/></text:span><text:span text:style-name="T28_44">are</text:span><text:span text:style-name="T28_45"><text:s/></text:span><text:span text:style-name="T28_46">will</text:span><text:span text:style-name="T28_47"><text:s/></text:span><text:span text:style-name="T28_48">help</text:span><text:span text:style-name="T28_49"><text:s/></text:span><text:span text:style-name="T28_50">us</text:span><text:span text:style-name="T28_51"><text:s/></text:span><text:span text:style-name="T28_52">in</text:span><text:span text:style-name="T28_53"><text:s/></text:span><text:span text:style-name="T28_54">designing</text:span><text:span text:style-name="T28_55"><text:s/></text:span><text:span text:style-name="T28_56">our</text:span><text:span text:style-name="T28_57"><text:s/></text:span><text:span text:style-name="T28_58">advertising</text:span><text:span text:style-name="T28_59"><text:s/></text:span><text:span text:style-name="T28_60">campaign</text:span><text:span text:style-name="T28_61">.<text:s/>(</text:span><text:span text:style-name="T28_62">Markel</text:span><text:span text:style-name="T28_63"><text:s/>42)<text:s text:c="2"/></text:span><text:span text:style-name="T28_64">The</text:span><text:span text:style-name="T28_65"><text:s/></text:span><text:span text:style-name="T28_66">tone</text:span><text:span text:style-name="T28_67"><text:s/></text:span><text:span text:style-name="T28_68">of</text:span><text:span text:style-name="T28_69"><text:s/></text:span><text:span text:style-name="T28_70">this</text:span><text:span text:style-name="T28_71"><text:s/></text:span><text:span text:style-name="T28_72">advertisement</text:span><text:span text:style-name="T28_73"><text:s/></text:span><text:span text:style-name="T28_74">should</text:span><text:span text:style-name="T28_75"><text:s/></text:span><text:span text:style-name="T28_76">be</text:span><text:span text:style-name="T28_77"><text:s/></text:span><text:span text:style-name="T28_78">directly</text:span><text:span text:style-name="T28_79"><text:s/></text:span><text:span text:style-name="T28_80">related</text:span><text:span text:style-name="T28_81"><text:s/></text:span><text:span text:style-name="T28_82">to</text:span><text:span text:style-name="T28_83"><text:s/></text:span><text:span text:style-name="T28_84">the</text:span><text:span text:style-name="T28_85"><text:s/></text:span><text:span text:style-name="T28_86">audience</text:span><text:span text:style-name="T28_87"><text:s/></text:span><text:span text:style-name="T28_88">at</text:span><text:span text:style-name="T28_89"><text:s/></text:span><text:span text:style-name="T28_90">hand</text:span><text:span text:style-name="T28_91"><text:s/></text:span><text:span text:style-name="T28_92">which</text:span><text:span text:style-name="T28_93"><text:s/></text:span><text:span text:style-name="T28_94">in</text:span><text:span text:style-name="T28_95"><text:s/></text:span><text:span text:style-name="T28_96">this</text:span><text:span text:style-name="T28_97"><text:s/></text:span><text:span text:style-name="T28_98">case</text:span><text:span text:style-name="T28_99"><text:s/></text:span><text:span text:style-name="T28_100">is</text:span><text:span text:style-name="T28_101"><text:s/></text:span><text:span text:style-name="T28_102">ages</text:span><text:span text:style-name="T28_103"><text:s/>19-24.<text:s/></text:span><text:span text:style-name="T28_104">Using</text:span><text:span text:style-name="T28_105"><text:s/></text:span><text:span text:style-name="T28_106">social</text:span><text:span text:style-name="T28_107"><text:s/></text:span><text:span text:style-name="T28_108">media</text:span><text:span text:style-name="T28_109"><text:s/></text:span><text:span text:style-name="T28_110">we</text:span><text:span text:style-name="T28_111"><text:s/></text:span><text:span text:style-name="T28_112">can</text:span><text:span text:style-name="T28_113"><text:s/></text:span><text:span text:style-name="T28_114">reach</text:span><text:span text:style-name="T28_115"><text:s/></text:span><text:span text:style-name="T28_116">our</text:span><text:span text:style-name="T28_117"><text:s/></text:span><text:span text:style-name="T28_118">vast</text:span><text:span text:style-name="T28_119"><text:s/></text:span><text:span text:style-name="T28_120">audience</text:span><text:span text:style-name="T28_121"><text:s/></text:span><text:span text:style-name="T28_122">from</text:span><text:span text:style-name="T28_123"><text:s/></text:span><text:span text:style-name="T28_124">roughly</text:span><text:span text:style-name="T28_125"><text:s/>30<text:s/></text:span><text:span text:style-name="T28_126">different</text:span><text:span text:style-name="T28_127"><text:s/></text:span><text:span text:style-name="T28_128">universities</text:span><text:span text:style-name="T28_129">.<text:s text:c="2"/></text:span><text:span text:style-name="T28_130">Since</text:span><text:span text:style-name="T28_131"><text:s/></text:span><text:span text:style-name="T28_132">Facebook</text:span><text:span text:style-name="T28_133"><text:s/></text:span><text:span text:style-name="T28_134">is</text:span><text:span text:style-name="T28_135"><text:s/></text:span><text:span text:style-name="T28_136">the</text:span><text:span text:style-name="T28_137"><text:s/></text:span><text:span text:style-name="T28_138">most</text:span><text:span text:style-name="T28_139"><text:s/></text:span><text:span text:style-name="T28_140">popular</text:span><text:span text:style-name="T28_141"><text:s/></text:span><text:span text:style-name="T28_142">social</text:span><text:span text:style-name="T28_143"><text:s/></text:span><text:span text:style-name="T28_144">media</text:span><text:span text:style-name="T28_145"><text:s/></text:span><text:span text:style-name="T28_146">platform</text:span><text:span text:style-name="T28_147"><text:s/></text:span><text:span text:style-name="T28_148">amongst</text:span><text:span text:style-name="T28_149"><text:s/></text:span><text:span text:style-name="T28_150">this</text:span><text:span text:style-name="T28_151"><text:s/></text:span><text:span text:style-name="T28_152">age</text:span><text:span text:style-name="T28_153"><text:s/></text:span><text:span text:style-name="T28_154">group</text:span><text:span text:style-name="T28_155">,<text:s/></text:span><text:span text:style-name="T28_156">it</text:span><text:span text:style-name="T28_157"><text:s/></text:span><text:span text:style-name="T28_158">will</text:span><text:span text:style-name="T28_159"><text:s/></text:span><text:span text:style-name="T28_160">be</text:span><text:span text:style-name="T28_161"><text:s/></text:span><text:span text:style-name="T28_162">vital</text:span><text:span text:style-name="T28_163"><text:s/></text:span><text:span text:style-name="T28_164">to</text:span><text:span text:style-name="T28_165"><text:s/></text:span><text:span text:style-name="T28_166">us</text:span><text:span text:style-name="T28_167"><text:s/></text:span><text:span text:style-name="T28_168">to</text:span><text:span text:style-name="T28_169"><text:s/></text:span><text:span text:style-name="T28_170">promote</text:span><text:span text:style-name="T28_171"><text:s/></text:span><text:span text:style-name="T28_172">our</text:span><text:span text:style-name="T28_173"><text:s/></text:span><text:span text:style-name="T28_174">event</text:span><text:span text:style-name="T28_175"><text:s/></text:span><text:span text:style-name="T28_176">and</text:span><text:span text:style-name="T28_177"><text:s/></text:span><text:span text:style-name="T28_178">provide</text:span><text:span text:style-name="T28_179"><text:s/></text:span><text:span text:style-name="T28_180">information</text:span><text:span text:style-name="T28_181"><text:s/></text:span><text:span text:style-name="T28_182">on</text:span><text:span text:style-name="T28_183"><text:s/></text:span><text:span text:style-name="T28_184">this</text:span><text:span text:style-name="T28_185"><text:s/></text:span><text:span text:style-name="T28_186">medium</text:span><text:span text:style-name="T28_187">.<text:s text:c="2"/></text:span><text:span text:style-name="T28_188">Using</text:span><text:span text:style-name="T28_189"><text:s/></text:span><text:span text:style-name="T28_190">Facebook</text:span><text:span text:style-name="T28_191"><text:s/></text:span><text:span text:style-name="T28_192">will</text:span><text:span text:style-name="T28_193"><text:s/></text:span><text:span text:style-name="T28_194">be</text:span><text:span text:style-name="T28_195"><text:s/></text:span><text:span text:style-name="T28_196">a</text:span><text:span text:style-name="T28_197"><text:s/></text:span><text:span text:style-name="T28_198">great</text:span><text:span text:style-name="T28_199"><text:s/></text:span><text:span text:style-name="T28_200">way</text:span><text:span text:style-name="T28_201"><text:s/></text:span><text:span text:style-name="T28_202">to</text:span><text:span text:style-name="T28_203"><text:s/></text:span><text:span text:style-name="T28_204">popularize</text:span><text:span text:style-name="T28_205"><text:s/></text:span><text:span text:style-name="T28_206">our</text:span><text:span text:style-name="T28_207"><text:s/></text:span><text:span text:style-name="T28_208">campaign</text:span><text:span text:style-name="T28_209">,<text:s/></text:span><text:span text:style-name="T28_210">however</text:span><text:span text:style-name="T28_211"><text:s/></text:span><text:span text:style-name="T28_212">in</text:span><text:span text:style-name="T28_213"><text:s/></text:span><text:span text:style-name="T28_214">order</text:span><text:span text:style-name="T28_215"><text:s/></text:span><text:span text:style-name="T28_216">to</text:span><text:span text:style-name="T28_217"><text:s/></text:span><text:span text:style-name="T28_218">accomplish</text:span><text:span text:style-name="T28_219"><text:s/></text:span><text:span text:style-name="T28_220">this</text:span><text:span text:style-name="T28_221"><text:s/></text:span><text:span text:style-name="T28_222">successfully</text:span><text:span text:style-name="T28_223">,<text:s/></text:span><text:span text:style-name="T28_224">we</text:span><text:span text:style-name="T28_225"><text:s/></text:span><text:span text:style-name="T28_226">will</text:span><text:span text:style-name="T28_227"><text:s/></text:span><text:span text:style-name="T28_228">need</text:span><text:span text:style-name="T28_229"><text:s/></text:span><text:span text:style-name="T28_230">a</text:span><text:span text:style-name="T28_231"><text:s/></text:span><text:span text:style-name="T28_232">promo</text:span><text:span text:style-name="T28_233"><text:s/></text:span><text:span text:style-name="T28_234">video</text:span><text:span text:style-name="T28_235">.<text:s text:c="2"/></text:span><text:span text:style-name="T28_236">Keeping</text:span><text:span text:style-name="T28_237"><text:s/></text:span><text:span text:style-name="T28_238">to</text:span><text:span text:style-name="T28_239"><text:s/></text:span><text:span text:style-name="T28_240">the</text:span><text:span text:style-name="T28_241"><text:s/></text:span><text:span text:style-name="T28_242">familiar</text:span><text:span text:style-name="T28_243"><text:s/></text:span><text:span text:style-name="T28_244">format</text:span><text:span text:style-name="T28_245"><text:s/></text:span><text:span text:style-name="T28_246">of</text:span><text:span text:style-name="T28_247"><text:s/></text:span><text:span text:style-name="T28_248">other</text:span><text:span text:style-name="T28_249"><text:s/></text:span><text:span text:style-name="T28_250">competitions</text:span><text:span text:style-name="T28_251"><text:s/></text:span><text:span text:style-name="T28_252">we</text:span><text:span text:style-name="T28_253"><text:s/></text:span><text:span text:style-name="T28_254">will</text:span><text:span text:style-name="T28_255"><text:s/></text:span><text:span text:style-name="T28_256">need</text:span><text:span text:style-name="T28_257"><text:s/></text:span><text:span text:style-name="T28_258">to</text:span><text:span text:style-name="T28_259"><text:s/></text:span><text:span text:style-name="T28_260">create</text:span><text:span text:style-name="T28_261"><text:s/></text:span><text:span text:style-name="T28_262">a</text:span><text:span text:style-name="T28_263"><text:s/></text:span><text:span text:style-name="T28_264">energizing</text:span><text:span text:style-name="T28_265"><text:s/></text:span><text:span text:style-name="T28_266">pump</text:span><text:span text:style-name="T28_267">-</text:span><text:span text:style-name="T28_268">up</text:span><text:span text:style-name="T28_269"><text:s/></text:span><text:span text:style-name="T28_270">video</text:span><text:span text:style-name="T28_271"><text:s/></text:span><text:span text:style-name="T28_272">to</text:span><text:span text:style-name="T28_273"><text:s/></text:span><text:span text:style-name="T28_274">go</text:span><text:span text:style-name="T28_275"><text:s/></text:span><text:span text:style-name="T28_276">viral</text:span><text:span text:style-name="T28_277"><text:s/></text:span><text:span text:style-name="T28_278">on</text:span><text:span text:style-name="T28_279"><text:s/></text:span><text:span text:style-name="T28_280">major</text:span><text:span text:style-name="T28_281"><text:s/></text:span><text:span text:style-name="T28_282">social</text:span><text:span text:style-name="T28_283"><text:s/></text:span><text:span text:style-name="T28_284">media</text:span><text:span text:style-name="T28_285"><text:s/></text:span><text:span text:style-name="T28_286">sites</text:span><text:span text:style-name="T28_287">.<text:s text:c="2"/></text:span><text:span text:style-name="T28_288">Since</text:span><text:span text:style-name="T28_289"><text:s/></text:span><text:span text:style-name="T28_290">we</text:span><text:span text:style-name="T28_291"><text:s/></text:span><text:span text:style-name="T28_292">do</text:span><text:span text:style-name="T28_293"><text:s/></text:span><text:span text:style-name="T28_294">know</text:span><text:span text:style-name="T28_295"><text:s/></text:span><text:span text:style-name="T28_296">who</text:span><text:span text:style-name="T28_297"><text:s/></text:span><text:span text:style-name="T28_298">our</text:span><text:span text:style-name="T28_299"><text:s/></text:span><text:span text:style-name="T28_300">target</text:span><text:span text:style-name="T28_301"><text:s/></text:span><text:span text:style-name="T28_302">audience</text:span><text:span text:style-name="T28_303"><text:s/></text:span><text:span text:style-name="T28_304">will</text:span><text:span text:style-name="T28_305"><text:s/></text:span><text:span text:style-name="T28_306">be</text:span><text:span text:style-name="T28_307">,<text:s/></text:span><text:span text:style-name="T28_308">we</text:span><text:span text:style-name="T28_309"><text:s/></text:span><text:span text:style-name="T28_310">know</text:span><text:span text:style-name="T28_311"><text:s/></text:span><text:span text:style-name="T28_312">how</text:span><text:span text:style-name="T28_313"><text:s/></text:span><text:span text:style-name="T28_314">to</text:span><text:span text:style-name="T28_315"><text:s/></text:span><text:span text:style-name="T28_316">communicate</text:span><text:span text:style-name="T28_317"><text:s/></text:span><text:span text:style-name="T28_318">to</text:span><text:span text:style-name="T28_319"><text:s/></text:span><text:span text:style-name="T28_320">this</text:span><text:span text:style-name="T28_321"><text:s/></text:span><text:span text:style-name="T28_322">group</text:span><text:span text:style-name="T28_323">.<text:s text:c="2"/></text:span><text:span text:style-name="T28_324">Students</text:span><text:span text:style-name="T28_325"><text:s/></text:span><text:span text:style-name="T28_326">in</text:span><text:span text:style-name="T28_327"><text:s/></text:span><text:span text:style-name="T28_328">this</text:span><text:span text:style-name="T28_329"><text:s/></text:span><text:span text:style-name="T28_330">age</text:span><text:span text:style-name="T28_331"><text:s/></text:span><text:span text:style-name="T28_332">group</text:span><text:span text:style-name="T28_333"><text:s/></text:span><text:span text:style-name="T28_334">are</text:span><text:span text:style-name="T28_335"><text:s/></text:span><text:span text:style-name="T28_336">very</text:span><text:span text:style-name="T28_337"><text:s/></text:span><text:span text:style-name="T28_338">familiar</text:span><text:span text:style-name="T28_339"><text:s/></text:span><text:span text:style-name="T28_340">with</text:span><text:span text:style-name="T28_341"><text:s/></text:span><text:span text:style-name="T28_342">searching</text:span><text:span text:style-name="T28_343"><text:s/></text:span><text:span text:style-name="T28_344">the</text:span><text:span text:style-name="T28_345"><text:s/></text:span><text:span text:style-name="T28_346">internet</text:span><text:span text:style-name="T28_347"><text:s/></text:span><text:span text:style-name="T28_348">for</text:span><text:span text:style-name="T28_349"><text:s/></text:span><text:span text:style-name="T28_350">the</text:span><text:span text:style-name="T28_351"><text:s/></text:span><text:span text:style-name="T28_352">information</text:span><text:span text:style-name="T28_353"><text:s/></text:span><text:span text:style-name="T28_354">they</text:span><text:span text:style-name="T28_355"><text:s/></text:span><text:span text:style-name="T28_356">are</text:span><text:span text:style-name="T28_357"><text:s/></text:span><text:span text:style-name="T28_358">looking</text:span><text:span text:style-name="T28_359"><text:s/></text:span><text:span text:style-name="T28_360">for</text:span><text:span text:style-name="T28_361">.<text:s text:c="2"/></text:span><text:span text:style-name="T28_362">A</text:span><text:span text:style-name="T28_363"><text:s/></text:span><text:span text:style-name="T28_364">major</text:span><text:span text:style-name="T28_365"><text:s/></text:span><text:span text:style-name="T28_366">event</text:span><text:span text:style-name="T28_367"><text:s/></text:span><text:span text:style-name="T28_368">such</text:span><text:span text:style-name="T28_369"><text:s/></text:span><text:span text:style-name="T28_370">as</text:span><text:span text:style-name="T28_371"><text:s/></text:span><text:span text:style-name="T28_372">this</text:span><text:span text:style-name="T28_373"><text:s/></text:span><text:span text:style-name="T28_374">one</text:span><text:span text:style-name="T28_375"><text:s/></text:span><text:span text:style-name="T28_376">will</text:span><text:span text:style-name="T28_377"><text:s/></text:span><text:span text:style-name="T28_378">need</text:span><text:span text:style-name="T28_379"><text:s/></text:span><text:span text:style-name="T28_380">a</text:span><text:span text:style-name="T28_381"><text:s/></text:span><text:span text:style-name="T28_382">website</text:span><text:span text:style-name="T28_383"><text:s/></text:span><text:span text:style-name="T28_384">to</text:span><text:span text:style-name="T28_385"><text:s/></text:span><text:span text:style-name="T28_386">keep</text:span><text:span text:style-name="T28_387"><text:s/></text:span><text:span text:style-name="T28_388">up</text:span><text:span text:style-name="T28_389"><text:s/></text:span><text:span text:style-name="T28_390">to</text:span><text:span text:style-name="T28_391"><text:s/></text:span><text:span text:style-name="T28_392">par</text:span><text:span text:style-name="T28_393"><text:s/></text:span><text:span text:style-name="T28_394">with</text:span><text:span text:style-name="T28_395"><text:s/></text:span><text:span text:style-name="T28_396">dates</text:span><text:span text:style-name="T28_397"><text:s/></text:span><text:span text:style-name="T28_398">and</text:span><text:span text:style-name="T28_399"><text:s/></text:span><text:span text:style-name="T28_400">information</text:span><text:span text:style-name="T28_401"><text:s/></text:span><text:span text:style-name="T28_402">about</text:span><text:span text:style-name="T28_403"><text:s/></text:span><text:span text:style-name="T28_404">the</text:span><text:span text:style-name="T28_405"><text:s/></text:span><text:span text:style-name="T28_406">competition</text:span><text:span text:style-name="T28_407">.<text:s/></text:span><text:span text:style-name="T28_408">Photos</text:span><text:span text:style-name="T28_409"><text:s/></text:span><text:span text:style-name="T28_410">can</text:span><text:span text:style-name="T28_411"><text:s/></text:span><text:span text:style-name="T28_412">be</text:span><text:span text:style-name="T28_413"><text:s/></text:span><text:span text:style-name="T28_414">as</text:span><text:span text:style-name="T28_415"><text:s/></text:span><text:span text:style-name="T28_416">well</text:span><text:span text:style-name="T28_417"><text:s/></text:span><text:span text:style-name="T28_418">posted</text:span><text:span text:style-name="T28_419"><text:s/></text:span><text:span text:style-name="T28_420">on</text:span><text:span text:style-name="T28_421"><text:s/></text:span><text:span text:style-name="T28_422">to</text:span><text:span text:style-name="T28_423"><text:s/></text:span><text:span text:style-name="T28_424">the</text:span><text:span text:style-name="T28_425"><text:s/></text:span><text:span text:style-name="T28_426">website</text:span><text:span text:style-name="T28_427"><text:s/></text:span><text:span text:style-name="T28_428">from</text:span><text:span text:style-name="T28_429"><text:s/></text:span><text:span text:style-name="T28_430">the</text:span><text:span text:style-name="T28_431"><text:s/></text:span><text:span text:style-name="T28_432">competition</text:span><text:span text:style-name="T28_433"><text:s/></text:span><text:span text:style-name="T28_434">as</text:span><text:span text:style-name="T28_435"><text:s/></text:span><text:span text:style-name="T28_436">well</text:span><text:span text:style-name="T28_437"><text:s/></text:span><text:span text:style-name="T28_438">as</text:span><text:span text:style-name="T28_439"><text:s/></text:span><text:span text:style-name="T28_440">previous</text:span><text:span text:style-name="T28_441"><text:s/></text:span><text:span text:style-name="T28_442">ones</text:span><text:span text:style-name="T28_443">.<text:s/></text:span><text:span text:style-name="T28_444">This</text:span><text:span text:style-name="T28_445"><text:s/></text:span><text:span text:style-name="T28_446">is</text:span><text:span text:style-name="T28_447"><text:s/></text:span><text:span text:style-name="T28_448">an</text:span><text:span text:style-name="T28_449"><text:s/></text:span><text:span text:style-name="T28_450">effective</text:span><text:span text:style-name="T28_451"><text:s/></text:span><text:span text:style-name="T28_452">way</text:span><text:span text:style-name="T28_453"><text:s/></text:span><text:span text:style-name="T28_454">of</text:span><text:span text:style-name="T28_455"><text:s/></text:span><text:span text:style-name="T28_456">promotion</text:span><text:span text:style-name="T28_457">.<text:s/></text:span><text:span text:style-name="T28_458">The</text:span><text:span text:style-name="T28_459"><text:s/></text:span><text:span text:style-name="T28_460">design</text:span><text:span text:style-name="T28_461"><text:s/></text:span><text:span text:style-name="T28_462">can</text:span><text:span text:style-name="T28_463"><text:s/></text:span><text:span text:style-name="T28_464">include</text:span><text:span text:style-name="T28_465"><text:s/></text:span><text:span text:style-name="T28_466">tabs</text:span><text:span text:style-name="T28_467"><text:s/></text:span><text:span text:style-name="T28_468">for</text:span><text:span text:style-name="T28_469"><text:s/></text:span><text:span text:style-name="T28_470">contact</text:span><text:span text:style-name="T28_471"><text:s/></text:span><text:span text:style-name="T28_472">information</text:span><text:span text:style-name="T28_473">,<text:s/></text:span><text:span text:style-name="T28_474">photographs</text:span><text:span text:style-name="T28_475">,<text:s/></text:span><text:span text:style-name="T28_476">videos</text:span><text:span text:style-name="T28_477"><text:s/></text:span><text:span text:style-name="T28_478">of</text:span><text:span text:style-name="T28_479"><text:s/></text:span><text:span text:style-name="T28_480">the</text:span><text:span text:style-name="T28_481"><text:s/></text:span><text:span text:style-name="T28_482">teams</text:span><text:span text:style-name="T28_483"><text:s/></text:span><text:span text:style-name="T28_484">and</text:span><text:span text:style-name="T28_485"><text:s/></text:span><text:span text:style-name="T28_486">the</text:span><text:span text:style-name="T28_487"><text:s/></text:span><text:span text:style-name="T28_488">dates</text:span><text:span text:style-name="T28_489"><text:s/></text:span><text:span text:style-name="T28_490">for</text:span><text:span text:style-name="T28_491"><text:s/></text:span><text:span text:style-name="T28_492">the</text:span><text:span text:style-name="T28_493"><text:s/></text:span><text:span text:style-name="T28_494">competition</text:span><text:span text:style-name="T28_495"><text:s/></text:span><text:span text:style-name="T28_496">including</text:span><text:span text:style-name="T28_497"><text:s/></text:span><text:span text:style-name="T28_498">the</text:span><text:span text:style-name="T28_499"><text:s/></text:span><text:span text:style-name="T28_500">after</text:span><text:span text:style-name="T28_501"><text:s/></text:span><text:span text:style-name="T28_502">party</text:span><text:span text:style-name="T28_503">.<text:s text:c="2"/></text:span><text:span text:style-name="T28_504">Since</text:span><text:span text:style-name="T28_505"><text:s/></text:span><text:span text:style-name="T28_506">Sunny</text:span><text:span text:style-name="T28_507"><text:s/></text:span><text:span text:style-name="T28_508">already</text:span><text:span text:style-name="T28_509"><text:s/></text:span><text:span text:style-name="T28_510">knows</text:span><text:span text:style-name="T28_511"><text:s/></text:span><text:span text:style-name="T28_512">how</text:span><text:span text:style-name="T28_513"><text:s/></text:span><text:span text:style-name="T28_514">to</text:span><text:span text:style-name="T28_515"><text:s/></text:span><text:span text:style-name="T28_516">create</text:span><text:span text:style-name="T28_517"><text:s/></text:span><text:span text:style-name="T28_518">a</text:span><text:span text:style-name="T28_519"><text:s/></text:span><text:span text:style-name="T28_520">website</text:span><text:span text:style-name="T28_521"><text:s/></text:span><text:span text:style-name="T28_522">it</text:span><text:span text:style-name="T28_523"><text:s/></text:span><text:span text:style-name="T28_524">will</text:span><text:span text:style-name="T28_525"><text:s/></text:span><text:span text:style-name="T28_526">not</text:span><text:span text:style-name="T28_527"><text:s/></text:span><text:span text:style-name="T28_528">cost</text:span><text:span text:style-name="T28_529"><text:s/></text:span><text:span text:style-name="T28_530">us</text:span><text:span text:style-name="T28_531"><text:s/></text:span><text:span text:style-name="T28_532">any</text:span><text:span text:style-name="T28_533"><text:s/></text:span><text:span text:style-name="T28_534">money</text:span><text:span text:style-name="T28_535">,<text:s/></text:span><text:span text:style-name="T28_536">only</text:span><text:span text:style-name="T28_537"><text:s/></text:span><text:span text:style-name="T28_538">time</text:span><text:span text:style-name="T28_539">.<text:s text:c="2"/></text:span></text:p>
      <text:p text:style-name="P29"/>
      <text:p text:style-name="P30"><text:span text:style-name="T30_1">Timeline</text:span></text:p>
      <text:p text:style-name="P31"/>
      <text:p text:style-name="P3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3"><text:span text:style-name="T33_1">Time</text:span></text:p>
          </table:table-cell>
          <table:table-cell table:style-name="Cell2">
            <text:p text:style-name="P34"><text:span text:style-name="T34_1">Duty</text:span></text:p>
          </table:table-cell>
        </table:table-row>
        <table:table-row table:style-name="Row2">
          <table:table-cell table:style-name="Cell3">
            <text:p text:style-name="P35"><text:span text:style-name="T35_1">1<text:s/></text:span><text:span text:style-name="T35_2">day</text:span><text:span text:style-name="T35_3"><text:s/></text:span></text:p>
          </table:table-cell>
          <table:table-cell table:style-name="Cell4">
            <text:p text:style-name="P36"><text:span text:style-name="T36_1">Assign</text:span><text:span text:style-name="T36_2"><text:s/></text:span><text:span text:style-name="T36_3">board</text:span><text:span text:style-name="T36_4"><text:s/></text:span><text:span text:style-name="T36_5">positions</text:span><text:span text:style-name="T36_6"><text:s/></text:span><text:span text:style-name="T36_7">and</text:span><text:span text:style-name="T36_8"><text:s/></text:span><text:span text:style-name="T36_9">responsibilities</text:span><text:span text:style-name="T36_10"><text:s/></text:span></text:p>
          </table:table-cell>
        </table:table-row>
        <table:table-row table:style-name="Row3">
          <table:table-cell table:style-name="Cell5">
            <text:p text:style-name="P37"><text:span text:style-name="T37_1">1-2<text:s/></text:span><text:span text:style-name="T37_2">days</text:span></text:p>
          </table:table-cell>
          <table:table-cell table:style-name="Cell6">
            <text:p text:style-name="P38"><text:span text:style-name="T38_1">Begin</text:span><text:span text:style-name="T38_2"><text:s/></text:span><text:span text:style-name="T38_3">research</text:span><text:span text:style-name="T38_4">,<text:s/></text:span><text:span text:style-name="T38_5">talk</text:span><text:span text:style-name="T38_6"><text:s/></text:span><text:span text:style-name="T38_7">to</text:span><text:span text:style-name="T38_8"><text:s/></text:span><text:span text:style-name="T38_9">Fareed</text:span><text:span text:style-name="T38_10"><text:s/>(<text:s/></text:span><text:span text:style-name="T38_11">Executive</text:span><text:span text:style-name="T38_12"><text:s/></text:span><text:span text:style-name="T38_13">board</text:span><text:span text:style-name="T38_14"><text:s/></text:span><text:span text:style-name="T38_15">member</text:span><text:span text:style-name="T38_16"><text:s/></text:span><text:span text:style-name="T38_17">of</text:span><text:span text:style-name="T38_18"><text:s/></text:span><text:span text:style-name="T38_19">Bollywood</text:span><text:span text:style-name="T38_20"><text:s/></text:span><text:span text:style-name="T38_21">competitions</text:span><text:span text:style-name="T38_22"><text:s/></text:span><text:span text:style-name="T38_23">in</text:span><text:span text:style-name="T38_24"><text:s/></text:span><text:span text:style-name="T38_25">Philadelphia</text:span><text:span text:style-name="T38_26"><text:s/></text:span><text:span text:style-name="T38_27">region</text:span><text:span text:style-name="T38_28"><text:s/>)</text:span></text:p>
          </table:table-cell>
        </table:table-row>
        <table:table-row table:style-name="Row4">
          <table:table-cell table:style-name="Cell7">
            <text:p text:style-name="P39"><text:span text:style-name="T39_1">1-2<text:s/></text:span><text:span text:style-name="T39_2">days</text:span></text:p>
          </table:table-cell>
          <table:table-cell table:style-name="Cell8">
            <text:p text:style-name="P40"><text:span text:style-name="T40_1">Talk</text:span><text:span text:style-name="T40_2"><text:s/></text:span><text:span text:style-name="T40_3">to</text:span><text:span text:style-name="T40_4"><text:s/></text:span><text:span text:style-name="T40_5">Disha</text:span><text:span text:style-name="T40_6"><text:s/>(<text:s/></text:span><text:span text:style-name="T40_7">Executive</text:span><text:span text:style-name="T40_8"><text:s/></text:span><text:span text:style-name="T40_9">board</text:span><text:span text:style-name="T40_10"><text:s/></text:span><text:span text:style-name="T40_11">member</text:span><text:span text:style-name="T40_12"><text:s/></text:span><text:span text:style-name="T40_13">of</text:span><text:span text:style-name="T40_14"><text:s/></text:span><text:span text:style-name="T40_15">Dandiya</text:span><text:span text:style-name="T40_16"><text:s/></text:span><text:span text:style-name="T40_17">competition</text:span><text:span text:style-name="T40_18"><text:s/></text:span><text:span text:style-name="T40_19">for</text:span><text:span text:style-name="T40_20"><text:s/></text:span><text:span text:style-name="T40_21">Penn</text:span><text:span text:style-name="T40_22"><text:s/></text:span><text:span text:style-name="T40_23">State</text:span><text:span text:style-name="T40_24"><text:s/></text:span><text:span text:style-name="T40_25">University</text:span><text:span text:style-name="T40_26"><text:s/>)</text:span></text:p>
          </table:table-cell>
        </table:table-row>
        <table:table-row table:style-name="Row5">
          <table:table-cell table:style-name="Cell9">
            <text:p text:style-name="P41"><text:span text:style-name="T41_1">1-2<text:s/></text:span><text:span text:style-name="T41_2">days</text:span></text:p>
          </table:table-cell>
          <table:table-cell table:style-name="Cell10">
            <text:p text:style-name="P42"><text:span text:style-name="T42_1">Interview</text:span><text:span text:style-name="T42_2"><text:s/></text:span><text:span text:style-name="T42_3">with</text:span><text:span text:style-name="T42_4"><text:s/></text:span><text:span text:style-name="T42_5">Neer</text:span><text:span text:style-name="T42_6"><text:s/></text:span><text:span text:style-name="T42_7">Shah</text:span><text:span text:style-name="T42_8"><text:s/>(<text:s/></text:span><text:span text:style-name="T42_9">Very</text:span><text:span text:style-name="T42_10"><text:s/></text:span><text:span text:style-name="T42_11">well</text:span><text:span text:style-name="T42_12"><text:s/></text:span><text:span text:style-name="T42_13">experienced</text:span><text:span text:style-name="T42_14"><text:s/></text:span><text:span text:style-name="T42_15">dancer</text:span><text:span text:style-name="T42_16">,<text:s/></text:span><text:span text:style-name="T42_17">who</text:span><text:span text:style-name="T42_18"><text:s/></text:span><text:span text:style-name="T42_19">has</text:span><text:span text:style-name="T42_20"><text:s/></text:span><text:span text:style-name="T42_21">attending</text:span><text:span text:style-name="T42_22"><text:s/></text:span><text:span text:style-name="T42_23">tens</text:span><text:span text:style-name="T42_24"><text:s/></text:span><text:span text:style-name="T42_25">of</text:span><text:span text:style-name="T42_26"><text:s/></text:span><text:span text:style-name="T42_27">dozens</text:span><text:span text:style-name="T42_28"><text:s/></text:span><text:span text:style-name="T42_29">of</text:span><text:span text:style-name="T42_30"><text:s/></text:span><text:span text:style-name="T42_31">competitions</text:span><text:span text:style-name="T42_32"><text:s/></text:span><text:span text:style-name="T42_33">throughout</text:span><text:span text:style-name="T42_34"><text:s/></text:span><text:span text:style-name="T42_35">his</text:span><text:span text:style-name="T42_36"><text:s/></text:span><text:span text:style-name="T42_37">college</text:span><text:span text:style-name="T42_38"><text:s/></text:span><text:span text:style-name="T42_39">career</text:span><text:span text:style-name="T42_40">)<text:s/></text:span></text:p>
          </table:table-cell>
        </table:table-row>
        <table:table-row table:style-name="Row6">
          <table:table-cell table:style-name="Cell11">
            <text:p text:style-name="P43"><text:span text:style-name="T43_1">3-4<text:s/></text:span><text:span text:style-name="T43_2">days</text:span><text:span text:style-name="T43_3"><text:s/></text:span></text:p>
          </table:table-cell>
          <table:table-cell table:style-name="Cell12">
            <text:p text:style-name="P44"><text:span text:style-name="T44_1">Analyze</text:span><text:span text:style-name="T44_2"><text:s/></text:span><text:span text:style-name="T44_3">research</text:span><text:span text:style-name="T44_4"><text:s/></text:span><text:span text:style-name="T44_5">results</text:span><text:span text:style-name="T44_6">,<text:s/></text:span><text:span text:style-name="T44_7">downfalls</text:span><text:span text:style-name="T44_8">,<text:s/></text:span><text:span text:style-name="T44_9">and</text:span><text:span text:style-name="T44_10"><text:s/></text:span><text:span text:style-name="T44_11">failures</text:span><text:span text:style-name="T44_12"><text:s/></text:span><text:span text:style-name="T44_13">of</text:span><text:span text:style-name="T44_14"><text:s/></text:span><text:span text:style-name="T44_15">other</text:span><text:span text:style-name="T44_16"><text:s/></text:span><text:span text:style-name="T44_17">competitions</text:span><text:span text:style-name="T44_18">’<text:s/></text:span><text:span text:style-name="T44_19">promotions</text:span></text:p>
          </table:table-cell>
        </table:table-row>
        <table:table-row table:style-name="Row7">
          <table:table-cell table:style-name="Cell13">
            <text:p text:style-name="P45"><text:span text:style-name="T45_1">4<text:s/></text:span><text:span text:style-name="T45_2">days</text:span><text:span text:style-name="T45_3"><text:s/></text:span></text:p>
          </table:table-cell>
          <table:table-cell table:style-name="Cell14">
            <text:p text:style-name="P46"><text:span text:style-name="T46_1">Create</text:span><text:span text:style-name="T46_2"><text:s/></text:span><text:span text:style-name="T46_3">budget</text:span><text:span text:style-name="T46_4"><text:s/></text:span><text:span text:style-name="T46_5">for</text:span><text:span text:style-name="T46_6"><text:s/></text:span><text:span text:style-name="T46_7">printing</text:span><text:span text:style-name="T46_8">,<text:s/></text:span><text:span text:style-name="T46_9">video</text:span><text:span text:style-name="T46_10"><text:s/></text:span><text:span text:style-name="T46_11">production</text:span><text:span text:style-name="T46_12">,<text:s/></text:span><text:span text:style-name="T46_13">website</text:span><text:span text:style-name="T46_14"><text:s/></text:span><text:span text:style-name="T46_15">designer</text:span><text:span text:style-name="T46_16">/</text:span><text:span text:style-name="T46_17">development</text:span></text:p>
          </table:table-cell>
        </table:table-row>
        <table:table-row table:style-name="Row8">
          <table:table-cell table:style-name="Cell15">
            <text:p text:style-name="P47"><text:span text:style-name="T47_1">1-2<text:s/></text:span><text:span text:style-name="T47_2">days</text:span></text:p>
          </table:table-cell>
          <table:table-cell table:style-name="Cell16">
            <text:p text:style-name="P48"><text:span text:style-name="T48_1">Hire</text:span><text:span text:style-name="T48_2"><text:s/></text:span><text:span text:style-name="T48_3">website</text:span><text:span text:style-name="T48_4"><text:s/></text:span><text:span text:style-name="T48_5">designer</text:span><text:span text:style-name="T48_6"><text:s/>&amp;<text:s/></text:span><text:span text:style-name="T48_7">developer</text:span></text:p>
          </table:table-cell>
        </table:table-row>
        <table:table-row table:style-name="Row9">
          <table:table-cell table:style-name="Cell17">
            <text:p text:style-name="P49"><text:span text:style-name="T49_1">1-2<text:s/></text:span><text:span text:style-name="T49_2">days</text:span></text:p>
          </table:table-cell>
          <table:table-cell table:style-name="Cell18">
            <text:p text:style-name="P50"><text:span text:style-name="T50_1">Hire</text:span><text:span text:style-name="T50_2"><text:s/></text:span><text:span text:style-name="T50_3">a</text:span><text:span text:style-name="T50_4"><text:s/></text:span><text:span text:style-name="T50_5">graphic</text:span><text:span text:style-name="T50_6"><text:s/></text:span><text:span text:style-name="T50_7">designer</text:span><text:span text:style-name="T50_8"><text:s/></text:span><text:span text:style-name="T50_9">for</text:span><text:span text:style-name="T50_10"><text:s/></text:span><text:span text:style-name="T50_11">social</text:span><text:span text:style-name="T50_12"><text:s/></text:span><text:span text:style-name="T50_13">media</text:span><text:span text:style-name="T50_14"><text:s/></text:span><text:span text:style-name="T50_15">flyer</text:span></text:p>
          </table:table-cell>
        </table:table-row>
        <table:table-row table:style-name="Row10">
          <table:table-cell table:style-name="Cell19">
            <text:p text:style-name="P51"><text:span text:style-name="T51_1">1<text:s/></text:span><text:span text:style-name="T51_2">day</text:span><text:span text:style-name="T51_3"><text:s/></text:span></text:p>
          </table:table-cell>
          <table:table-cell table:style-name="Cell20">
            <text:p text:style-name="P52"><text:span text:style-name="T52_1">Sit</text:span><text:span text:style-name="T52_2"><text:s/></text:span><text:span text:style-name="T52_3">down</text:span><text:span text:style-name="T52_4"><text:s/></text:span><text:span text:style-name="T52_5">with</text:span><text:span text:style-name="T52_6"><text:s/></text:span><text:span text:style-name="T52_7">web</text:span><text:span text:style-name="T52_8"><text:s/></text:span><text:span text:style-name="T52_9">designer</text:span><text:span text:style-name="T52_10"><text:s/></text:span><text:span text:style-name="T52_11">to</text:span><text:span text:style-name="T52_12"><text:s/></text:span><text:span text:style-name="T52_13">discuss</text:span><text:span text:style-name="T52_14"><text:s/></text:span><text:span text:style-name="T52_15">user</text:span><text:span text:style-name="T52_16"><text:s/></text:span><text:span text:style-name="T52_17">ability</text:span><text:span text:style-name="T52_18"><text:s/></text:span><text:span text:style-name="T52_19">and</text:span><text:span text:style-name="T52_20"><text:s/></text:span><text:span text:style-name="T52_21">user</text:span><text:span text:style-name="T52_22"><text:s/></text:span><text:span text:style-name="T52_23">interface</text:span></text:p>
          </table:table-cell>
        </table:table-row>
        <table:table-row table:style-name="Row11">
          <table:table-cell table:style-name="Cell21">
            <text:p text:style-name="P53"><text:span text:style-name="T53_1">1<text:s/></text:span><text:span text:style-name="T53_2">day</text:span></text:p>
          </table:table-cell>
          <table:table-cell table:style-name="Cell22">
            <text:p text:style-name="P54"><text:span text:style-name="T54_1">Launch</text:span><text:span text:style-name="T54_2"><text:s/></text:span><text:span text:style-name="T54_3">website</text:span></text:p>
          </table:table-cell>
        </table:table-row>
        <table:table-row table:style-name="Row12">
          <table:table-cell table:style-name="Cell23">
            <text:p text:style-name="P55"><text:span text:style-name="T55_1">1<text:s/></text:span><text:span text:style-name="T55_2">day</text:span></text:p>
          </table:table-cell>
          <table:table-cell table:style-name="Cell24">
            <text:p text:style-name="P56"><text:span text:style-name="T56_1">Post</text:span><text:span text:style-name="T56_2"><text:s/></text:span><text:span text:style-name="T56_3">Youtube</text:span><text:span text:style-name="T56_4"><text:s/></text:span><text:span text:style-name="T56_5">video</text:span><text:span text:style-name="T56_6"><text:s/></text:span><text:span text:style-name="T56_7">and</text:span><text:span text:style-name="T56_8"><text:s/></text:span><text:span text:style-name="T56_9">promote</text:span><text:span text:style-name="T56_10"><text:s/></text:span><text:span text:style-name="T56_11">on</text:span><text:span text:style-name="T56_12"><text:s/></text:span><text:span text:style-name="T56_13">social</text:span><text:span text:style-name="T56_14"><text:s/></text:span><text:span text:style-name="T56_15">media</text:span><text:span text:style-name="T56_16">.</text:span></text:p>
          </table:table-cell>
        </table:table-row>
        <table:table-row table:style-name="Row13">
          <table:table-cell table:style-name="Cell25">
            <text:p text:style-name="P57"><text:span text:style-name="T57_1">1<text:s/></text:span><text:span text:style-name="T57_2">day</text:span><text:span text:style-name="T57_3"><text:s/></text:span></text:p>
          </table:table-cell>
          <table:table-cell table:style-name="Cell26">
            <text:p text:style-name="P58"><text:span text:style-name="T58_1">Create</text:span><text:span text:style-name="T58_2"><text:s/></text:span><text:span text:style-name="T58_3">facebook</text:span><text:span text:style-name="T58_4"><text:s/></text:span><text:span text:style-name="T58_5">events</text:span></text:p>
          </table:table-cell>
        </table:table-row>
      </table:table>
      <text:p text:style-name="P59"/>
      <text:p text:style-name="P60"/>
      <text:p text:style-name="P61"/>
      <text:p text:style-name="P62"/>
      <text:p text:style-name="P63"/>
      <text:p text:style-name="P64"/>
      <text:p text:style-name="P65"><text:span text:style-name="T65_1">Cost</text:span></text:p>
      <text:p text:style-name="P66"><text:span text:style-name="T66_1">Promotion</text:span><text:span text:style-name="T66_2"><text:s/></text:span><text:span text:style-name="T66_3">is</text:span><text:span text:style-name="T66_4"><text:s/></text:span><text:span text:style-name="T66_5">more</text:span><text:span text:style-name="T66_6"><text:s/></text:span><text:span text:style-name="T66_7">of</text:span><text:span text:style-name="T66_8"><text:s/></text:span><text:span text:style-name="T66_9">a</text:span><text:span text:style-name="T66_10"><text:s/></text:span><text:span text:style-name="T66_11">time</text:span><text:span text:style-name="T66_12"><text:s/></text:span><text:span text:style-name="T66_13">costly</text:span><text:span text:style-name="T66_14"><text:s/></text:span><text:span text:style-name="T66_15">factor</text:span><text:span text:style-name="T66_16"><text:s/></text:span><text:span text:style-name="T66_17">than</text:span><text:span text:style-name="T66_18"><text:s/></text:span><text:span text:style-name="T66_19">monetary</text:span><text:span text:style-name="T66_20">.<text:s/></text:span><text:span text:style-name="T66_21">The</text:span><text:span text:style-name="T66_22"><text:s/></text:span><text:span text:style-name="T66_23">only</text:span><text:span text:style-name="T66_24"><text:s/></text:span><text:span text:style-name="T66_25">money</text:span><text:span text:style-name="T66_26"><text:s/></text:span><text:span text:style-name="T66_27">that</text:span><text:span text:style-name="T66_28"><text:s/></text:span><text:span text:style-name="T66_29">could</text:span><text:span text:style-name="T66_30"><text:s/></text:span><text:span text:style-name="T66_31">be</text:span><text:span text:style-name="T66_32"><text:s/></text:span><text:span text:style-name="T66_33">spent</text:span><text:span text:style-name="T66_34"><text:s/></text:span><text:span text:style-name="T66_35">is</text:span><text:span text:style-name="T66_36"><text:s/></text:span><text:span text:style-name="T66_37">around</text:span><text:span text:style-name="T66_38"><text:s/>$25<text:s/></text:span><text:span text:style-name="T66_39">dollars</text:span><text:span text:style-name="T66_40"><text:s/></text:span><text:span text:style-name="T66_41">for</text:span><text:span text:style-name="T66_42"><text:s/></text:span><text:span text:style-name="T66_43">flyer</text:span><text:span text:style-name="T66_44"><text:s/></text:span><text:span text:style-name="T66_45">printing</text:span><text:span text:style-name="T66_46"><text:s/></text:span><text:span text:style-name="T66_47">and</text:span><text:span text:style-name="T66_48"><text:s/></text:span><text:span text:style-name="T66_49">ink</text:span><text:span text:style-name="T66_50"><text:s/></text:span><text:span text:style-name="T66_51">for</text:span><text:span text:style-name="T66_52"><text:s/></text:span><text:span text:style-name="T66_53">the</text:span><text:span text:style-name="T66_54"><text:s/></text:span><text:span text:style-name="T66_55">design</text:span><text:span text:style-name="T66_56">.<text:s/></text:span><text:span text:style-name="T66_57">The</text:span><text:span text:style-name="T66_58"><text:s/></text:span><text:span text:style-name="T66_59">time</text:span><text:span text:style-name="T66_60"><text:s/></text:span><text:span text:style-name="T66_61">it</text:span><text:span text:style-name="T66_62"><text:s/></text:span><text:span text:style-name="T66_63">will</text:span><text:span text:style-name="T66_64"><text:s/></text:span><text:span text:style-name="T66_65">take</text:span><text:span text:style-name="T66_66"><text:s/></text:span><text:span text:style-name="T66_67">to</text:span><text:span text:style-name="T66_68"><text:s/></text:span><text:span text:style-name="T66_69">research</text:span><text:span text:style-name="T66_70">,<text:s/></text:span><text:span text:style-name="T66_71">interview</text:span><text:span text:style-name="T66_72"><text:s/></text:span><text:span text:style-name="T66_73">and</text:span><text:span text:style-name="T66_74"><text:s/></text:span><text:span text:style-name="T66_75">create</text:span><text:span text:style-name="T66_76"><text:s/></text:span><text:span text:style-name="T66_77">a</text:span><text:span text:style-name="T66_78"><text:s/></text:span><text:span text:style-name="T66_79">website</text:span><text:span text:style-name="T66_80"><text:s/></text:span><text:span text:style-name="T66_81">will</text:span><text:span text:style-name="T66_82"><text:s/></text:span><text:span text:style-name="T66_83">be</text:span><text:span text:style-name="T66_84"><text:s/></text:span><text:span text:style-name="T66_85">more</text:span><text:span text:style-name="T66_86"><text:s/></text:span><text:span text:style-name="T66_87">time</text:span><text:span text:style-name="T66_88"><text:s/></text:span><text:span text:style-name="T66_89">consuming</text:span><text:span text:style-name="T66_90">.<text:s/></text:span><text:span text:style-name="T66_91">It</text:span><text:span text:style-name="T66_92"><text:s/></text:span><text:span text:style-name="T66_93">will</text:span><text:span text:style-name="T66_94"><text:s/></text:span><text:span text:style-name="T66_95">take</text:span><text:span text:style-name="T66_96"><text:s/></text:span><text:span text:style-name="T66_97">up</text:span><text:span text:style-name="T66_98"><text:s/></text:span><text:span text:style-name="T66_99">to</text:span><text:span text:style-name="T66_100"><text:s/></text:span><text:span text:style-name="T66_101">a</text:span><text:span text:style-name="T66_102"><text:s/></text:span><text:span text:style-name="T66_103">month</text:span><text:span text:style-name="T66_104"><text:s/></text:span><text:span text:style-name="T66_105">or</text:span><text:span text:style-name="T66_106"><text:s/></text:span><text:span text:style-name="T66_107">more</text:span><text:span text:style-name="T66_108"><text:s/></text:span><text:span text:style-name="T66_109">to</text:span><text:span text:style-name="T66_110"><text:s/></text:span><text:span text:style-name="T66_111">plan</text:span><text:span text:style-name="T66_112"><text:s/></text:span><text:span text:style-name="T66_113">the</text:span><text:span text:style-name="T66_114"><text:s/></text:span><text:span text:style-name="T66_115">promotion</text:span><text:span text:style-name="T66_116"><text:s/></text:span><text:span text:style-name="T66_117">aspect</text:span><text:span text:style-name="T66_118"><text:s/></text:span><text:span text:style-name="T66_119">of</text:span><text:span text:style-name="T66_120"><text:s/></text:span><text:span text:style-name="T66_121">the</text:span><text:span text:style-name="T66_122"><text:s/></text:span><text:span text:style-name="T66_123">dance</text:span><text:span text:style-name="T66_124"><text:s/></text:span><text:span text:style-name="T66_125">competition</text:span><text:span text:style-name="T66_126">.<text:s/></text:span></text:p>
      <text:p text:style-name="P67"/>
      <text:p text:style-name="P68"/>
      <text:p text:style-name="P69"><text:span text:style-name="T69_1">Rubric</text:span></text:p>
      <text:p text:style-name="P70"/>
      <text:p text:style-name="P71"/>
      <text:p text:style-name="P72"><text:span text:style-name="T72_1">_____________<text:s/></text:span><text:span text:style-name="T72_2">Effectiveness</text:span><text:span text:style-name="T72_3"><text:s/></text:span><text:span text:style-name="T72_4">of</text:span><text:span text:style-name="T72_5"><text:s/></text:span><text:span text:style-name="T72_6">video</text:span><text:span text:style-name="T72_7"><text:s/>(<text:s/>20<text:s/></text:span><text:span text:style-name="T72_8">points</text:span><text:span text:style-name="T72_9">)</text:span></text:p>
      <text:list text:style-name="LS1" xml:id="list0">
        <text:list-item>
          <text:list>
            <text:list-item>
              <text:list>
                <text:list-item>
                  <text:list>
                    <text:list-item>
                      <text:p text:style-name="P73"><text:span text:style-name="T73_1">Use</text:span><text:span text:style-name="T73_2"><text:s/></text:span><text:span text:style-name="T73_3">of</text:span><text:span text:style-name="T73_4"><text:s/></text:span><text:span text:style-name="T73_5">background</text:span><text:span text:style-name="T73_6"><text:s/></text:span><text:span text:style-name="T73_7">music</text:span><text:span text:style-name="T73_8"><text:s/></text:span><text:span text:style-name="T73_9">to</text:span><text:span text:style-name="T73_10"><text:s/></text:span><text:span text:style-name="T73_11">energize</text:span><text:span text:style-name="T73_12"><text:s/></text:span><text:span text:style-name="T73_13">or</text:span><text:span text:style-name="T73_14"><text:s/></text:span><text:span text:style-name="T73_15">pump</text:span><text:span text:style-name="T73_16">-</text:span><text:span text:style-name="T73_17">up</text:span><text:span text:style-name="T73_18"><text:s/></text:span><text:span text:style-name="T73_19">the</text:span><text:span text:style-name="T73_20"><text:s/></text:span><text:span text:style-name="T73_21">audience</text:span><text:span text:style-name="T73_22">.</text:span></text:p>
                    </text:list-item>
                    <text:list-item>
                      <text:p text:style-name="P74"><text:span text:style-name="T74_1">Does</text:span><text:span text:style-name="T74_2"><text:s/></text:span><text:span text:style-name="T74_3">the</text:span><text:span text:style-name="T74_4"><text:s/></text:span><text:span text:style-name="T74_5">video</text:span><text:span text:style-name="T74_6"><text:s/></text:span><text:span text:style-name="T74_7">engage</text:span><text:span text:style-name="T74_8"><text:s/></text:span><text:span text:style-name="T74_9">the</text:span><text:span text:style-name="T74_10"><text:s/></text:span><text:span text:style-name="T74_11">audience</text:span><text:span text:style-name="T74_12"><text:s/></text:span><text:span text:style-name="T74_13">emotionally</text:span><text:span text:style-name="T74_14"><text:s/></text:span><text:span text:style-name="T74_15">with</text:span><text:span text:style-name="T74_16"><text:s/></text:span><text:span text:style-name="T74_17">pride</text:span><text:span text:style-name="T74_18"><text:s/></text:span><text:span text:style-name="T74_19">for</text:span><text:span text:style-name="T74_20"><text:s/></text:span><text:span text:style-name="T74_21">their</text:span><text:span text:style-name="T74_22"><text:s/></text:span><text:span text:style-name="T74_23">school</text:span><text:span text:style-name="T74_24">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p text:style-name="P76"><text:span text:style-name="T76_1">_____________<text:s/></text:span><text:span text:style-name="T76_2">Informative</text:span><text:span text:style-name="T76_3"><text:s/>(<text:s/>20<text:s/></text:span><text:span text:style-name="T76_4">points</text:span><text:span text:style-name="T76_5"><text:s/>)</text:span></text:p>
      <text:list text:style-name="LS2" xml:id="list2">
        <text:list-item>
          <text:list>
            <text:list-item>
              <text:list>
                <text:list-item>
                  <text:list>
                    <text:list-item>
                      <text:p text:style-name="P77"><text:span text:style-name="T77_1">Does</text:span><text:span text:style-name="T77_2"><text:s/></text:span><text:span text:style-name="T77_3">the</text:span><text:span text:style-name="T77_4"><text:s/></text:span><text:span text:style-name="T77_5">website</text:span><text:span text:style-name="T77_6">,<text:s/></text:span><text:span text:style-name="T77_7">video</text:span><text:span text:style-name="T77_8">,<text:s/></text:span><text:span text:style-name="T77_9">and</text:span><text:span text:style-name="T77_10"><text:s/></text:span><text:span text:style-name="T77_11">flyer</text:span><text:span text:style-name="T77_12"><text:s/></text:span><text:span text:style-name="T77_13">answer</text:span><text:span text:style-name="T77_14"><text:s/></text:span><text:span text:style-name="T77_15">the</text:span><text:span text:style-name="T77_16"><text:s/></text:span><text:span text:style-name="T77_17">basic</text:span><text:span text:style-name="T77_18"><text:s/></text:span><text:span text:style-name="T77_19">who</text:span><text:span text:style-name="T77_20">,<text:s/></text:span><text:span text:style-name="T77_21">what</text:span><text:span text:style-name="T77_22">,<text:s/></text:span><text:span text:style-name="T77_23">where</text:span><text:span text:style-name="T77_24"><text:s/></text:span><text:span text:style-name="T77_25">and</text:span><text:span text:style-name="T77_26"><text:s/></text:span><text:span text:style-name="T77_27">when</text:span><text:span text:style-name="T77_28"><text:s/></text:span><text:span text:style-name="T77_29">questions</text:span><text:span text:style-name="T77_30"><text:s/>?</text:span></text:p>
                    </text:list-item>
                    <text:list-item>
                      <text:p text:style-name="P78"><text:span text:style-name="T78_1">Does</text:span><text:span text:style-name="T78_2"><text:s/></text:span><text:span text:style-name="T78_3">the</text:span><text:span text:style-name="T78_4"><text:s/></text:span><text:span text:style-name="T78_5">website</text:span><text:span text:style-name="T78_6">,<text:s/></text:span><text:span text:style-name="T78_7">video</text:span><text:span text:style-name="T78_8">,<text:s/></text:span><text:span text:style-name="T78_9">and</text:span><text:span text:style-name="T78_10"><text:s/></text:span><text:span text:style-name="T78_11">flyer</text:span><text:span text:style-name="T78_12"><text:s/></text:span><text:span text:style-name="T78_13">allow</text:span><text:span text:style-name="T78_14"><text:s/></text:span><text:span text:style-name="T78_15">the</text:span><text:span text:style-name="T78_16"><text:s/></text:span><text:span text:style-name="T78_17">viewer</text:span><text:span text:style-name="T78_18"><text:s/></text:span><text:span text:style-name="T78_19">to</text:span><text:span text:style-name="T78_20"><text:s/></text:span><text:span text:style-name="T78_21">ask</text:span><text:span text:style-name="T78_22"><text:s/></text:span><text:span text:style-name="T78_23">for</text:span><text:span text:style-name="T78_24"><text:s/></text:span><text:span text:style-name="T78_25">more</text:span><text:span text:style-name="T78_26"><text:s/></text:span><text:span text:style-name="T78_27">information</text:span><text:span text:style-name="T78_28"><text:s/>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p text:style-name="P80"><text:span text:style-name="T80_1">_____________<text:s/></text:span><text:span text:style-name="T80_2">Professional</text:span><text:span text:style-name="T80_3"><text:s/></text:span><text:span text:style-name="T80_4">look</text:span><text:span text:style-name="T80_5"><text:s/></text:span><text:span text:style-name="T80_6">of</text:span><text:span text:style-name="T80_7"><text:s/></text:span><text:span text:style-name="T80_8">video</text:span><text:span text:style-name="T80_9">,</text:span><text:span text:style-name="T80_10">flyer</text:span><text:span text:style-name="T80_11">,<text:s/></text:span><text:span text:style-name="T80_12">and</text:span><text:span text:style-name="T80_13"><text:s/></text:span><text:span text:style-name="T80_14">website</text:span><text:span text:style-name="T80_15"><text:s/>(<text:s/>20<text:s/></text:span><text:span text:style-name="T80_16">points</text:span><text:span text:style-name="T80_17"><text:s/>)</text:span></text:p>
      <text:list text:style-name="LS3" xml:id="list4">
        <text:list-item>
          <text:list>
            <text:list-item>
              <text:list>
                <text:list-item>
                  <text:list>
                    <text:list-item>
                      <text:p text:style-name="P81"><text:span text:style-name="T81_1">Does</text:span><text:span text:style-name="T81_2"><text:s/></text:span><text:span text:style-name="T81_3">the</text:span><text:span text:style-name="T81_4"><text:s/></text:span><text:span text:style-name="T81_5">website</text:span><text:span text:style-name="T81_6">,<text:s/></text:span><text:span text:style-name="T81_7">video</text:span><text:span text:style-name="T81_8">,<text:s/></text:span><text:span text:style-name="T81_9">or</text:span><text:span text:style-name="T81_10"><text:s/></text:span><text:span text:style-name="T81_11">flyer</text:span><text:span text:style-name="T81_12"><text:s/></text:span><text:span text:style-name="T81_13">look</text:span><text:span text:style-name="T81_14"><text:s/></text:span><text:span text:style-name="T81_15">like</text:span><text:span text:style-name="T81_16"><text:s/></text:span><text:span text:style-name="T81_17">professionally</text:span><text:span text:style-name="T81_18"><text:s/></text:span><text:span text:style-name="T81_19">done</text:span><text:span text:style-name="T81_20">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3"><text:span text:style-name="T83_1">_____________<text:s/></text:span><text:span text:style-name="T83_2">Is</text:span><text:span text:style-name="T83_3"><text:s/></text:span><text:span text:style-name="T83_4">the</text:span><text:span text:style-name="T83_5"><text:s/></text:span><text:span text:style-name="T83_6">website</text:span><text:span text:style-name="T83_7"><text:s/></text:span><text:span text:style-name="T83_8">user</text:span><text:span text:style-name="T83_9"><text:s/></text:span><text:span text:style-name="T83_10">friendly</text:span><text:span text:style-name="T83_11">?<text:s/>(<text:s/>20<text:s/></text:span><text:span text:style-name="T83_12">Points</text:span><text:span text:style-name="T83_13"><text:s/>)</text:span></text:p>
      <text:list text:style-name="LS4" xml:id="list5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84_1">Is</text:span><text:span text:style-name="T84_2"><text:s/></text:span><text:span text:style-name="T84_3">it</text:span><text:span text:style-name="T84_4"><text:s/></text:span><text:span text:style-name="T84_5">easy</text:span><text:span text:style-name="T84_6"><text:s/></text:span><text:span text:style-name="T84_7">to</text:span><text:span text:style-name="T84_8"><text:s/></text:span><text:span text:style-name="T84_9">navigate</text:span><text:span text:style-name="T84_10">?</text:span></text:p>
                    </text:list-item>
                    <text:list-item>
                      <text:p text:style-name="P85"><text:span text:style-name="T85_1">Is</text:span><text:span text:style-name="T85_2"><text:s/></text:span><text:span text:style-name="T85_3">the</text:span><text:span text:style-name="T85_4"><text:s/></text:span><text:span text:style-name="T85_5">information</text:span><text:span text:style-name="T85_6"><text:s/></text:span><text:span text:style-name="T85_7">organized</text:span><text:span text:style-name="T85_8"><text:s/></text:span><text:span text:style-name="T85_9">in</text:span><text:span text:style-name="T85_10"><text:s/></text:span><text:span text:style-name="T85_11">some</text:span><text:span text:style-name="T85_12"><text:s/></text:span><text:span text:style-name="T85_13">manner</text:span><text:span text:style-name="T85_14">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7"><text:span text:style-name="T87_1">_____________<text:s/></text:span><text:span text:style-name="T87_2">Grammar</text:span><text:span text:style-name="T87_3"><text:s/></text:span><text:span text:style-name="T87_4">and</text:span><text:span text:style-name="T87_5"><text:s/></text:span><text:span text:style-name="T87_6">language</text:span><text:span text:style-name="T87_7"><text:s/>(<text:s/>20<text:s/></text:span><text:span text:style-name="T87_8">points</text:span><text:span text:style-name="T87_9"><text:s/>)</text:span></text:p>
      <text:p text:style-name="P88"/>
      <text:p text:style-name="P89"/>
      <text:p text:style-name="P90"/>
      <text:p text:style-name="P91"><text:span text:style-name="T91_1">-<text:s/></text:span><text:span text:style-name="T91_2">Works</text:span><text:span text:style-name="T91_3"><text:s/></text:span><text:span text:style-name="T91_4">Cited</text:span><text:span text:style-name="T91_5"><text:s/>-</text:span></text:p>
      <text:p text:style-name="P92"><text:span text:style-name="T92_1">Markel</text:span><text:span text:style-name="T92_2">,<text:s/></text:span><text:span text:style-name="T92_3">M</text:span><text:span text:style-name="T92_4">.<text:s/>(2012).<text:s/></text:span><text:span text:style-name="T92_5">Technical</text:span><text:span text:style-name="T92_6"><text:s/></text:span><text:span text:style-name="T92_7">communication</text:span><text:span text:style-name="T92_8">.<text:s/>(10</text:span><text:span text:style-name="T92_9">th</text:span><text:span text:style-name="T92_10"><text:s/></text:span><text:span text:style-name="T92_11">ed</text:span><text:span text:style-name="T92_12">.<text:s/></text:span><text:span text:style-name="T92_13">ed</text:span><text:span text:style-name="T92_14">.).<text:s/></text:span><text:span text:style-name="T92_15">Boston</text:span><text:span text:style-name="T92_16">:<text:s/></text:span><text:span text:style-name="T92_17">Bedford</text:span><text:span text:style-name="T92_18">/</text:span><text:span text:style-name="T92_19">St</text:span><text:span text:style-name="T92_20">.<text:s/></text:span><text:span text:style-name="T92_21">Martins</text:span><text:span text:style-name="T92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